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1.svm"/>
  <manifest:file-entry manifest:media-type="" manifest:full-path="Pictures/TablePreview1.svm"/>
  <manifest:file-entry manifest:media-type="" manifest:full-path="Pictures/TablePreview4.svm"/>
  <manifest:file-entry manifest:media-type="" manifest:full-path="Pictures/TablePreview7.svm"/>
  <manifest:file-entry manifest:media-type="" manifest:full-path="Pictures/TablePreview10.svm"/>
  <manifest:file-entry manifest:media-type="" manifest:full-path="Pictures/TablePreview3.svm"/>
  <manifest:file-entry manifest:media-type="" manifest:full-path="Pictures/TablePreview6.svm"/>
  <manifest:file-entry manifest:media-type="" manifest:full-path="Pictures/TablePreview9.svm"/>
  <manifest:file-entry manifest:media-type="image/png" manifest:full-path="Pictures/100000000000032000000258CA0C59C4.png"/>
  <manifest:file-entry manifest:media-type="" manifest:full-path="Pictures/TablePreview2.svm"/>
  <manifest:file-entry manifest:media-type="" manifest:full-path="Pictures/TablePreview5.svm"/>
  <manifest:file-entry manifest:media-type="" manifest:full-path="Pictures/TablePreview8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fill-color="#ff00ff" draw:textarea-horizontal-align="justify" draw:textarea-vertical-align="middle" draw:auto-grow-height="false"/>
    </style:style>
    <style:style style:name="pr1" style:family="presentation" style:parent-style-name="lyt-organic-subtitle">
      <style:graphic-properties draw:fill-color="#ffffff" fo:min-height="15.312cm"/>
    </style:style>
    <style:style style:name="pr2" style:family="presentation" style:parent-style-name="lyt-organic-notes">
      <style:graphic-properties draw:fill-color="#ffffff" fo:min-height="13.114cm"/>
    </style:style>
    <style:style style:name="pr3" style:family="presentation" style:parent-style-name="lyt-organic-title">
      <style:graphic-properties draw:fill-color="#ffffff" fo:min-height="3.256cm"/>
    </style:style>
    <style:style style:name="pr4" style:family="presentation" style:parent-style-name="lyt-organic-outline1">
      <style:graphic-properties draw:fill-color="#ffffff" fo:min-height="11.336cm"/>
    </style:style>
    <style:style style:name="pr5" style:family="presentation" style:parent-style-name="lyt-organic-notes">
      <style:graphic-properties draw:fill-color="#ffffff" draw:auto-grow-height="true" fo:min-height="13.365cm"/>
    </style:style>
    <style:style style:name="pr6" style:family="presentation" style:parent-style-name="lyt-organic-title">
      <style:graphic-properties draw:fill-color="#ffffff" draw:auto-grow-height="true" fo:min-height="3.507cm"/>
    </style:style>
    <style:style style:name="pr7" style:family="presentation" style:parent-style-name="lyt-organic-outline1">
      <style:graphic-properties draw:fill-color="#ffffff" draw:auto-grow-height="true" fo:min-height="11.587cm"/>
    </style:style>
    <style:style style:name="pr8" style:family="presentation" style:parent-style-name="lyt-organic-title">
      <style:graphic-properties fo:min-height="3.256cm"/>
    </style:style>
    <style:style style:name="pr9" style:family="presentation" style:parent-style-name="lyt-organic-outline1">
      <style:graphic-properties fo:min-height="11.336cm"/>
    </style:style>
    <style:style style:name="pr10" style:family="presentation" style:parent-style-name="lyt-organic-title">
      <style:graphic-properties draw:auto-grow-height="true" fo:min-height="3.507cm"/>
    </style:style>
    <style:style style:name="pr11" style:family="presentation" style:parent-style-name="lyt-organic-outline1">
      <style:graphic-properties draw:auto-grow-height="true" fo:min-height="11.587cm"/>
    </style:style>
    <style:style style:name="co1" style:family="table-column">
      <style:table-column-properties style:column-width="5.674cm" style:use-optimal-column-width="false"/>
    </style:style>
    <style:style style:name="co2" style:family="table-column">
      <style:table-column-properties style:column-width="6.879cm" style:use-optimal-column-width="false"/>
    </style:style>
    <style:style style:name="co3" style:family="table-column">
      <style:table-column-properties style:column-width="7.049cm" style:use-optimal-column-width="false"/>
    </style:style>
    <style:style style:name="co4" style:family="table-column">
      <style:table-column-properties style:column-width="7.05cm" style:use-optimal-column-width="false"/>
    </style:style>
    <style:style style:name="co5" style:family="table-column">
      <style:table-column-properties style:column-width="3.171cm" style:use-optimal-column-width="false"/>
    </style:style>
    <style:style style:name="co6" style:family="table-column">
      <style:table-column-properties style:column-width="3.181cm" style:use-optimal-column-width="false"/>
    </style:style>
    <style:style style:name="co7" style:family="table-column">
      <style:table-column-properties style:column-width="2.429cm" style:use-optimal-column-width="false"/>
    </style:style>
    <style:style style:name="co8" style:family="table-column">
      <style:table-column-properties style:column-width="2.436cm" style:use-optimal-column-width="false"/>
    </style:style>
    <style:style style:name="co9" style:family="table-column">
      <style:table-column-properties style:column-width="2.432cm" style:use-optimal-column-width="false"/>
    </style:style>
    <style:style style:name="co10" style:family="table-column">
      <style:table-column-properties style:column-width="2.427cm" style:use-optimal-column-width="false"/>
    </style:style>
    <style:style style:name="co11" style:family="table-column">
      <style:table-column-properties style:column-width="7.052cm" style:use-optimal-column-width="false"/>
    </style:style>
    <style:style style:name="co12" style:family="table-column">
      <style:table-column-properties style:column-width="7.232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0cm"/>
    </style:style>
    <style:style style:name="ro3" style:family="table-row">
      <style:table-row-properties style:row-height="0.956cm"/>
    </style:style>
    <style:style style:name="ce1" style:family="table-cell">
      <style:graphic-properties draw:fill="solid" draw:fill-color="#ffffff" style:repeat="repeat" fo:padding-top="0.1cm" fo:padding-bottom="0.1cm" fo:padding-left="0.1cm" fo:padding-right="0.1cm"/>
      <style:paragraph-properties fo:border="0.001cm solid #000000"/>
      <style:text-properties style:use-window-font-color="true"/>
    </style:style>
    <style:style style:name="ce2" style:family="table-cell">
      <style:graphic-properties draw:fill-color="#ffffff" style:repeat="repeat"/>
      <style:paragraph-properties fo:border="0.001cm solid #000000"/>
    </style:style>
    <style:style style:name="ce3" style:family="table-cell">
      <style:graphic-properties draw:fill-color="#ffffff" style:repeat="repeat" fo:padding-top="0.1cm" fo:padding-bottom="0.1cm" fo:padding-left="0.1cm" fo:padding-right="0.1cm"/>
      <style:paragraph-properties fo:border-left="0.001cm solid #000000" fo:border-right="0.001cm solid #000000" fo:border-top="0.001cm solid #000000" fo:border-bottom="none"/>
    </style:style>
    <style:style style:name="ce4" style:family="table-cell">
      <style:graphic-properties draw:fill-color="#ffffff" style:repeat="repeat" fo:padding-top="0.1cm" fo:padding-bottom="0.1cm" fo:padding-left="0.1cm" fo:padding-right="0.1cm"/>
      <style:paragraph-properties style:border-line-width-top="0.001cm 0.02cm 0.001cm" fo:border-left="0.001cm solid #000000" fo:border-right="none" fo:border-top="0.022cm double #000000" fo:border-bottom="0.001cm solid #000000"/>
    </style:style>
    <style:style style:name="ce5" style:family="table-cell">
      <style:graphic-properties draw:fill-color="#ffffff" style:repeat="repeat" fo:padding-top="0.1cm" fo:padding-bottom="0.1cm" fo:padding-left="0.1cm" fo:padding-right="0.1cm"/>
      <style:paragraph-properties style:border-line-width-top="0.001cm 0.02cm 0.001cm" fo:border-left="0.001cm solid #000000" fo:border-right="0.001cm solid #000000" fo:border-top="0.022cm double #000000" fo:border-bottom="0.001cm solid #000000"/>
    </style:style>
    <style:style style:name="ce6" style:family="table-cell">
      <style:graphic-properties draw:fill-color="#ffffff" style:repeat="repeat" fo:padding-top="0.1cm" fo:padding-bottom="0.1cm" fo:padding-left="0.1cm" fo:padding-right="0.1cm"/>
      <style:paragraph-properties fo:border-left="0.001cm solid #000000" fo:border-right="0.001cm solid #000000" fo:border-top="none" fo:border-bottom="0.001cm solid #000000"/>
    </style:style>
    <style:style style:name="ce7" style:family="table-cell">
      <style:graphic-properties draw:fill-color="#ffffff" style:repeat="repeat" fo:padding-top="0.1cm" fo:padding-bottom="0.1cm" fo:padding-left="0.1cm" fo:padding-right="0.1cm"/>
      <style:paragraph-properties fo:border="0.001cm solid #000000"/>
    </style:style>
    <style:style style:name="ce8" style:family="table-cell">
      <style:graphic-properties draw:fill-color="#ffffff" style:repeat="repeat"/>
      <style:paragraph-properties fo:border="none"/>
    </style:style>
    <style:style style:name="ce9" style:family="table-cell">
      <style:graphic-properties draw:fill="solid" draw:fill-color="#00ffff" style:repeat="repeat"/>
      <style:paragraph-properties fo:border="0.02cm solid #000000"/>
    </style:style>
    <style:style style:name="ce10" style:family="table-cell">
      <style:graphic-properties draw:fill-color="#ffffff" style:repeat="repeat" fo:padding-top="0.1cm" fo:padding-bottom="0.1cm" fo:padding-left="0.1cm" fo:padding-right="0.1cm"/>
      <style:paragraph-properties fo:border-left="0.001cm solid #000000" fo:border-right="0.001cm solid #000000" fo:border-top="none" fo:border-bottom="none"/>
    </style:style>
    <style:style style:name="ce11" style:family="table-cell">
      <style:graphic-properties draw:fill-color="#ffffff" style:repeat="repeat"/>
      <style:paragraph-properties fo:border-left="0.001cm solid #000000" fo:border-right="0.001cm solid #000000" fo:border-top="0.001cm solid #000000" fo:border-bottom="none"/>
      <style:text-properties fo:font-weight="bold" style:font-weight-asian="bold" style:font-weight-complex="bold"/>
    </style:style>
    <style:style style:name="ce12" style:family="table-cell">
      <style:graphic-properties draw:fill="solid" draw:fill-color="#00ffff" style:repeat="repeat" fo:padding-top="0.1cm" fo:padding-bottom="0.1cm" fo:padding-left="0.1cm" fo:padding-right="0.1cm"/>
      <style:paragraph-properties fo:border="0.001cm solid #000000"/>
      <style:text-properties style:use-window-font-color="true"/>
    </style:style>
    <style:style style:name="ce13" style:family="table-cell">
      <style:graphic-properties draw:fill="solid" draw:fill-color="#00ffff" style:repeat="repeat" fo:padding-top="0.1cm" fo:padding-bottom="0.1cm" fo:padding-left="0.1cm" fo:padding-right="0.1cm"/>
      <style:paragraph-properties fo:border-left="0.001cm solid #000000" fo:border-right="0.001cm solid #000000" fo:border-top="0.001cm solid #000000" fo:border-bottom="none"/>
      <style:text-properties style:use-window-font-color="true"/>
    </style:style>
    <style:style style:name="ce14" style:family="table-cell">
      <style:graphic-properties draw:fill="solid" draw:fill-color="#00ffff" style:repeat="repeat" fo:padding-top="0.1cm" fo:padding-bottom="0.1cm" fo:padding-left="0.1cm" fo:padding-right="0.1cm"/>
      <style:paragraph-properties fo:border="0.001cm solid #000000"/>
      <style:text-properties fo:color="#ffffff"/>
    </style:style>
    <style:style style:name="ce15" style:family="table-cell">
      <style:graphic-properties draw:fill="solid" draw:fill-color="#00ffff" style:repeat="repeat" fo:padding-top="0.1cm" fo:padding-bottom="0.1cm" fo:padding-left="0.1cm" fo:padding-right="0.1cm"/>
      <style:paragraph-properties fo:border-left="0.001cm solid #000000" fo:border-right="none" fo:border-top="0.001cm solid #000000" fo:border-bottom="0.001cm solid #000000"/>
      <style:text-properties fo:color="#ffffff"/>
    </style:style>
    <style:style style:name="ce16" style:family="table-cell">
      <style:graphic-properties draw:fill="solid" draw:fill-color="#00ffff" style:repeat="repeat" fo:padding-top="0.1cm" fo:padding-bottom="0.1cm" fo:padding-left="0.1cm" fo:padding-right="0.1cm"/>
      <style:paragraph-properties fo:border="0.001cm solid #000000"/>
      <style:text-properties fo:color="#000000"/>
    </style:style>
    <style:style style:name="ce17" style:family="table-cell">
      <style:graphic-properties draw:fill="solid" draw:fill-color="#ffffff" style:repeat="repeat" fo:padding-top="0.1cm" fo:padding-bottom="0.1cm" fo:padding-left="0.1cm" fo:padding-right="0.1cm"/>
      <style:paragraph-properties fo:border-left="0.001cm solid #000000" fo:border-right="0.001cm solid #000000" fo:border-top="0.001cm solid #000000" fo:border-bottom="none"/>
      <style:text-properties style:use-window-font-color="true"/>
    </style:style>
    <style:style style:name="ce18" style:family="table-cell">
      <style:graphic-properties draw:fill="solid" draw:fill-color="#ffffff" style:repeat="repeat" fo:padding-top="0.1cm" fo:padding-bottom="0.1cm" fo:padding-left="0.1cm" fo:padding-right="0.1cm"/>
      <style:paragraph-properties fo:border-left="0.001cm solid #000000" fo:border-right="0.001cm solid #000000" fo:border-top="none" fo:border-bottom="none"/>
      <style:text-properties style:use-window-font-color="true"/>
    </style:style>
    <style:style style:name="ce19" style:family="table-cell">
      <style:graphic-properties draw:fill-color="#ffffff" style:repeat="repeat" fo:padding-top="0.1cm" fo:padding-bottom="0.1cm" fo:padding-left="0.1cm" fo:padding-right="0.1cm"/>
      <style:paragraph-properties style:border-line-width-top="0.001cm 0.02cm 0.001cm" fo:border-left="0.001cm solid #000000" fo:border-right="0.001cm solid #000000" fo:border-top="0.022cm double #000000" fo:border-bottom="none"/>
    </style:style>
    <style:style style:name="ce20" style:family="table-cell">
      <style:graphic-properties draw:fill="solid" draw:fill-color="#ffffff" style:repeat="repeat" fo:padding-top="0.1cm" fo:padding-bottom="0.1cm" fo:padding-left="0.1cm" fo:padding-right="0.1cm"/>
      <style:paragraph-properties style:border-line-width-bottom="0.001cm 0.02cm 0.001cm" fo:border-left="0.001cm solid #000000" fo:border-right="0.001cm solid #000000" fo:border-top="0.001cm solid #000000" fo:border-bottom="0.022cm double #000000"/>
      <style:text-properties style:use-window-font-color="true" fo:font-size="18pt" fo:font-weight="bold" style:font-weight-asian="bold" style:font-weight-complex="bold"/>
    </style:style>
    <style:style style:name="ce21" style:family="table-cell">
      <style:graphic-properties draw:fill="solid" draw:fill-color="#00ffff" style:repeat="repeat" fo:padding-top="0.1cm" fo:padding-bottom="0.1cm" fo:padding-left="0.1cm" fo:padding-right="0.1cm"/>
      <style:paragraph-properties fo:border-left="0.001cm solid #000000" fo:border-right="0.001cm solid #000000" fo:border-top="none" fo:border-bottom="0.001cm solid #000000"/>
      <style:text-properties style:use-window-font-color="true" fo:font-size="18pt"/>
    </style:style>
    <style:style style:name="ce22" style:family="table-cell">
      <style:graphic-properties draw:fill="solid" draw:fill-color="#00ffff" style:repeat="repeat" fo:padding-top="0.1cm" fo:padding-bottom="0.1cm" fo:padding-left="0.1cm" fo:padding-right="0.1cm"/>
      <style:paragraph-properties fo:border-left="0.001cm solid #000000" fo:border-right="0.001cm solid #000000" fo:border-top="0.001cm solid #000000" fo:border-bottom="none"/>
      <style:text-properties fo:color="#ffffff" fo:font-size="18pt"/>
    </style:style>
    <style:style style:name="ce23" style:family="table-cell">
      <style:graphic-properties draw:fill="solid" draw:fill-color="#00ffff" style:repeat="repeat" fo:padding-top="0.1cm" fo:padding-bottom="0.1cm" fo:padding-left="0.1cm" fo:padding-right="0.1cm"/>
      <style:paragraph-properties fo:border-left="0.001cm solid #000000" fo:border-right="none" fo:border-top="0.001cm solid #000000" fo:border-bottom="none"/>
      <style:text-properties fo:color="#ffffff" fo:font-size="18pt"/>
    </style:style>
    <style:style style:name="ce24" style:family="table-cell">
      <style:graphic-properties draw:fill="solid" draw:fill-color="#00ffff" style:repeat="repeat" fo:padding-top="0.1cm" fo:padding-bottom="0.1cm" fo:padding-left="0.1cm" fo:padding-right="0.1cm"/>
      <style:paragraph-properties fo:border-left="0.001cm solid #000000" fo:border-right="0.001cm solid #000000" fo:border-top="0.001cm solid #000000" fo:border-bottom="none"/>
      <style:text-properties fo:color="#000000" fo:font-size="18pt"/>
    </style:style>
    <style:style style:name="ce25" style:family="table-cell">
      <style:graphic-properties draw:fill="solid" draw:fill-color="#00ffff" style:repeat="repeat" fo:padding-top="0.1cm" fo:padding-bottom="0.1cm" fo:padding-left="0.1cm" fo:padding-right="0.1cm"/>
      <style:paragraph-properties fo:border="none"/>
      <style:text-properties style:use-window-font-color="true" fo:font-size="18pt"/>
    </style:style>
    <style:style style:name="ce26" style:family="table-cell">
      <style:graphic-properties draw:fill="solid" draw:fill-color="#00ffff" style:repeat="repeat" fo:padding-top="0.1cm" fo:padding-bottom="0.1cm" fo:padding-left="0.1cm" fo:padding-right="0.1cm"/>
      <style:paragraph-properties fo:border="none"/>
      <style:text-properties style:use-window-font-color="true"/>
    </style:style>
    <style:style style:name="ce27" style:family="table-cell">
      <style:graphic-properties draw:fill-color="#00ffff" style:repeat="repeat" fo:padding-top="0.1cm" fo:padding-bottom="0.1cm" fo:padding-left="0.1cm" fo:padding-right="0.1cm"/>
      <style:paragraph-properties fo:border="none"/>
      <style:text-properties fo:font-size="18p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paragraph-properties fo:text-align="center"/>
      <style:text-properties fo:font-size="18pt" fo:font-weight="bold" style:font-weight-asian="bold" style:font-weight-complex="bold"/>
    </style:style>
    <style:style style:name="P9" style:family="paragraph">
      <style:text-properties fo:font-size="18pt" fo:font-weight="bold" style:font-weight-asian="bold" style:font-weight-complex="bold"/>
    </style:style>
    <style:style style:name="P10" style:family="paragraph">
      <style:text-properties fo:font-size="20pt"/>
    </style:style>
    <style:style style:name="P11" style:family="paragraph"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/>
    </style:style>
    <style:style style:name="T3" style:family="text">
      <style:text-properties fo:color="#000000"/>
    </style:style>
    <style:style style:name="T4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336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336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33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3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3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3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3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33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33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organic" presentation:presentation-page-layout-name="AL1T32">
        <draw:frame presentation:style-name="pr1" draw:layer="layout" svg:width="24cm" svg:height="15.312cm" svg:x="2cm" svg:y="1.662cm" presentation:class="subtitle">
          <draw:text-box>
            <text:p>Java Collection Framework</text:p>
            <text:p/>
            <text:p>Kawai 29th/July/2010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organic">
        <draw:frame presentation:style-name="pr3" draw:text-style-name="P1" draw:layer="layout" svg:width="24cm" svg:height="3.256cm" svg:x="2cm" svg:y="1.662cm" presentation:class="title" presentation:user-transformed="true">
          <draw:text-box>
            <text:p>Java Collection Framework</text:p>
          </draw:text-box>
        </draw:frame>
        <draw:frame presentation:style-name="pr4" draw:text-style-name="P2" draw:layer="layout" svg:width="23cm" svg:height="11.336cm" svg:x="2.5cm" svg:y="5.514cm" presentation:class="outline" presentation:user-transformed="true">
          <draw:text-box>
            <text:list text:style-name="L2">
              <text:list-item>
                <text:p/>
              </text:list-item>
            </text:list>
            <text:p/>
          </draw:text-box>
        </draw:frame>
        <draw:frame draw:style-name="standard" draw:layer="layout" svg:width="12.552cm" svg:height="8.604cm" svg:x="7cm" svg:y="7.10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Interface</text:p>
              </table:table-cell>
              <table:table-cell>
                <text:p>Implemented Object</text:p>
              </table:table-cell>
            </table:table-row>
            <table:table-row table:style-name="ro1" table:default-cell-style-name="ce1">
              <table:table-cell>
                <text:p>List</text:p>
              </table:table-cell>
              <table:table-cell>
                <text:p>ArrayList</text:p>
              </table:table-cell>
            </table:table-row>
            <table:table-row table:style-name="ro1" table:default-cell-style-name="ce1">
              <table:table-cell/>
              <table:table-cell>
                <text:p>LinkedList</text:p>
              </table:table-cell>
            </table:table-row>
            <table:table-row table:style-name="ro1" table:default-cell-style-name="ce1">
              <table:table-cell>
                <text:p>Map(SortedMap)</text:p>
              </table:table-cell>
              <table:table-cell>
                <text:p>HashMap</text:p>
              </table:table-cell>
            </table:table-row>
            <table:table-row table:style-name="ro1" table:default-cell-style-name="ce1">
              <table:table-cell/>
              <table:table-cell>
                <text:p>LinkedHashMap</text:p>
              </table:table-cell>
            </table:table-row>
            <table:table-row table:style-name="ro1" table:default-cell-style-name="ce1">
              <table:table-cell/>
              <table:table-cell>
                <text:p>TreeMap</text:p>
              </table:table-cell>
            </table:table-row>
            <table:table-row table:style-name="ro1" table:default-cell-style-name="ce1">
              <table:table-cell>
                <text:p>Set(SortedSet)</text:p>
              </table:table-cell>
              <table:table-cell>
                <text:p>HashSet</text:p>
              </table:table-cell>
            </table:table-row>
            <table:table-row table:style-name="ro1" table:default-cell-style-name="ce1">
              <table:table-cell/>
              <table:table-cell>
                <text:p>LinkedHashSet</text:p>
              </table:table-cell>
            </table:table-row>
            <table:table-row table:style-name="ro1" table:default-cell-style-name="ce2">
              <table:table-cell/>
              <table:table-cell>
                <text:p>TreeSet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organic" presentation:presentation-page-layout-name="AL2T1">
        <draw:frame presentation:style-name="pr6" draw:text-style-name="P1" draw:layer="layout" svg:width="24cm" svg:height="3.507cm" svg:x="2cm" svg:y="1.537cm" presentation:class="title">
          <draw:text-box>
            <text:p>What is List?</text:p>
          </draw:text-box>
        </draw:frame>
        <draw:frame presentation:style-name="pr7" draw:text-style-name="P2" draw:layer="layout" svg:width="23cm" svg:height="12.957cm" svg:x="2.5cm" svg:y="5.514cm" presentation:class="outline" presentation:user-transformed="true">
          <draw:text-box>
            <text:list text:style-name="L2">
              <text:list-item>
                <text:p>List represents the list of the same items.</text:p>
                <text:list>
                  <text:list-item>
                    <text:p>Students name list, countries name list...etc</text:p>
                  </text:list-item>
                </text:list>
              </text:list-item>
              <text:list-item>
                <text:p>Example.... Countries Name List.<text:line-break/><text:line-break/><text:line-break/></text:p>
              </text:list-item>
              <text:list-item>
                <text:p>List has the Index number from 0(not 1).</text:p>
              </text:list-item>
            </text:list>
            <text:p/>
          </draw:text-box>
        </draw:frame>
        <draw:frame draw:style-name="standard" draw:layer="layout" svg:width="14.098cm" svg:height="3.815cm" svg:x="6.603cm" svg:y="11.63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3">
              <table:table-cell>
                <text:p>Index Number</text:p>
              </table:table-cell>
              <table:table-cell>
                <text:p>Country Name</text:p>
              </table:table-cell>
            </table:table-row>
            <table:table-row table:style-name="ro1">
              <table:table-cell table:style-name="ce4">
                <text:p>0</text:p>
              </table:table-cell>
              <table:table-cell table:style-name="ce5">
                <text:p>USA</text:p>
              </table:table-cell>
            </table:table-row>
            <table:table-row table:style-name="ro1" table:default-cell-style-name="ce6">
              <table:table-cell>
                <text:p>1</text:p>
              </table:table-cell>
              <table:table-cell>
                <text:p>Japan</text:p>
              </table:table-cell>
            </table:table-row>
            <table:table-row table:style-name="ro1" table:default-cell-style-name="ce7">
              <table:table-cell>
                <text:p>2</text:p>
              </table:table-cell>
              <table:table-cell>
                <text:p>India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organic" presentation:presentation-page-layout-name="AL2T1">
        <draw:frame presentation:style-name="pr8" draw:layer="layout" svg:width="24cm" svg:height="3.256cm" svg:x="2cm" svg:y="1.662cm" presentation:class="title" presentation:user-transformed="true">
          <draw:text-box>
            <text:p>ArrayList(Array)</text:p>
          </draw:text-box>
        </draw:frame>
        <draw:frame presentation:style-name="pr9" draw:layer="layout" svg:width="23cm" svg:height="13.019cm" svg:x="2.5cm" svg:y="5.514cm" presentation:class="outline" presentation:user-transformed="true">
          <draw:text-box>
            <text:list text:style-name="L2">
              <text:list-item>
                <text:p>ArrayList is the same at Array. Indeed, It is<text:line-break/><text:line-break/></text:p>
              </text:list-item>
              <text:list-item>
                <text:p>Advantage</text:p>
                <text:list>
                  <text:list-item>
                    <text:p>To <text:s/>access elements with index fast.</text:p>
                  </text:list-item>
                </text:list>
              </text:list-item>
              <text:list-item>
                <text:p>Disadvantage</text:p>
                <text:list>
                  <text:list-item>
                    <text:p>To insert elements into the middle position slow.</text:p>
                  </text:list-item>
                  <text:list-item>
                    <text:p>To allocate the auxiliary memory. </text:p>
                  </text:list-item>
                </text:list>
              </text:list-item>
            </text:list>
          </draw:text-box>
        </draw:frame>
        <draw:frame draw:style-name="standard" draw:layer="layout" svg:width="19.035cm" svg:height="1.945cm" svg:x="4.636cm" svg:y="7.755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8"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</table:table-row>
            <table:table-row table:style-name="ro1" table:default-cell-style-name="ce9">
              <table:table-cell>
                <text:p>USA</text:p>
              </table:table-cell>
              <table:table-cell>
                <text:p>Japan</text:p>
              </table:table-cell>
              <table:table-cell>
                <text:p>India</text:p>
              </table:table-cell>
              <table:table-cell>
                <text:p>null</text:p>
              </table:table-cell>
              <table:table-cell>
                <text:p>null</text:p>
              </table:table-cell>
              <table:table-cell>
                <text:p>null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organic" presentation:presentation-page-layout-name="AL2T1">
        <draw:frame presentation:style-name="pr8" draw:layer="layout" svg:width="24cm" svg:height="3.256cm" svg:x="2cm" svg:y="1.662cm" presentation:class="title">
          <draw:text-box>
            <text:p>LinkedList</text:p>
          </draw:text-box>
        </draw:frame>
        <draw:frame presentation:style-name="pr9" draw:layer="layout" svg:width="23cm" svg:height="14.454cm" svg:x="2.5cm" svg:y="5.114cm" presentation:class="outline" presentation:user-transformed="true">
          <draw:text-box>
            <text:list text:style-name="L2">
              <text:list-item>
                <text:p>What does Linked mean? <text:line-break/>→ Each element knows the address of the next element and the previous element.<text:line-break/><text:line-break/></text:p>
              </text:list-item>
              <text:list-item>
                <text:p>Advantage</text:p>
                <text:list>
                  <text:list-item>
                    <text:p>Insert/remove elements fast. </text:p>
                  </text:list-item>
                  <text:list-item>
                    <text:p>Don't need extra-memory space.</text:p>
                  </text:list-item>
                </text:list>
              </text:list-item>
              <text:list-item>
                <text:p>Disadvantage</text:p>
                <text:list>
                  <text:list-item>
                    <text:p>To <text:s/>access elements with index slow.</text:p>
                  </text:list-item>
                </text:list>
              </text:list-item>
            </text:list>
          </draw:text-box>
        </draw:frame>
        <draw:g>
          <draw:g draw:id="id1">
            <draw:custom-shape draw:style-name="gr2" draw:text-style-name="P5" draw:layer="layout" svg:width="4.445cm" svg:height="1.27cm" svg:x="5.715cm" svg:y="10.795cm">
              <text:p text:style-name="P5">USA</text:p>
              <draw:enhanced-geometry svg:viewBox="0 0 21600 21600" draw:type="rectangle" draw:enhanced-path="M 0 0 L 21600 0 21600 21600 0 21600 0 0 Z N"/>
            </draw:custom-shape>
            <draw:custom-shape draw:style-name="gr3" draw:text-style-name="P6" draw:layer="layout" svg:width="4.445cm" svg:height="0.635cm" svg:x="5.715cm" svg:y="9.525cm">
              <text:p text:style-name="P5"><text:span text:style-name="T1">0</text:span></text:p>
              <draw:enhanced-geometry svg:viewBox="0 0 21600 21600" draw:type="rectangle" draw:enhanced-path="M 0 0 L 21600 0 21600 21600 0 21600 0 0 Z N"/>
            </draw:custom-shape>
          </draw:g>
          <draw:g draw:id="id2">
            <draw:custom-shape draw:style-name="gr2" draw:text-style-name="P5" draw:layer="layout" svg:width="4.445cm" svg:height="1.27cm" svg:x="11.43cm" svg:y="10.795cm">
              <text:p text:style-name="P5">Japan</text:p>
              <draw:enhanced-geometry svg:viewBox="0 0 21600 21600" draw:type="rectangle" draw:enhanced-path="M 0 0 L 21600 0 21600 21600 0 21600 0 0 Z N"/>
            </draw:custom-shape>
            <draw:custom-shape draw:style-name="gr3" draw:text-style-name="P6" draw:layer="layout" svg:width="4.445cm" svg:height="0.635cm" svg:x="11.43cm" svg:y="9.525cm">
              <text:p text:style-name="P5"><text:span text:style-name="T1">1</text:span></text:p>
              <draw:enhanced-geometry svg:viewBox="0 0 21600 21600" draw:type="rectangle" draw:enhanced-path="M 0 0 L 21600 0 21600 21600 0 21600 0 0 Z N"/>
            </draw:custom-shape>
          </draw:g>
          <draw:g draw:id="id3">
            <draw:custom-shape draw:style-name="gr2" draw:text-style-name="P5" draw:layer="layout" svg:width="4.445cm" svg:height="1.27cm" svg:x="17.145cm" svg:y="10.795cm">
              <text:p text:style-name="P5">India</text:p>
              <draw:enhanced-geometry svg:viewBox="0 0 21600 21600" draw:type="rectangle" draw:enhanced-path="M 0 0 L 21600 0 21600 21600 0 21600 0 0 Z N"/>
            </draw:custom-shape>
            <draw:custom-shape draw:style-name="gr3" draw:text-style-name="P6" draw:layer="layout" svg:width="4.445cm" svg:height="0.635cm" svg:x="17.145cm" svg:y="9.525cm">
              <text:p text:style-name="P5"><text:span text:style-name="T1">2</text:span></text:p>
              <draw:enhanced-geometry svg:viewBox="0 0 21600 21600" draw:type="rectangle" draw:enhanced-path="M 0 0 L 21600 0 21600 21600 0 21600 0 0 Z N"/>
            </draw:custom-shape>
          </draw:g>
          <draw:connector draw:style-name="gr4" draw:text-style-name="P5" draw:layer="layout" svg:x1="10.16cm" svg:y1="10.795cm" svg:x2="11.43cm" svg:y2="10.795cm" draw:start-shape="id1" draw:start-glue-point="1" draw:end-shape="id2" svg:d="m10160 10795h1270">
            <text:p/>
          </draw:connector>
          <draw:connector draw:style-name="gr4" draw:text-style-name="P5" draw:layer="layout" svg:x1="15.875cm" svg:y1="10.795cm" svg:x2="17.145cm" svg:y2="10.795cm" draw:start-shape="id2" draw:start-glue-point="1" draw:end-shape="id3" draw:end-glue-point="3" svg:d="m15875 10795h1270">
            <text:p/>
          </draw:connector>
          <draw:custom-shape draw:style-name="gr5" draw:text-style-name="P5" draw:id="id4" draw:layer="layout" svg:width="0.635cm" svg:height="0.635cm" svg:x="3.81cm" svg:y="10.7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5" draw:layer="layout" svg:x1="4.445cm" svg:y1="11.113cm" svg:x2="5.715cm" svg:y2="10.795cm" draw:start-shape="id4" draw:start-glue-point="10" draw:end-shape="id1" draw:end-glue-point="3" svg:d="m4445 11113h634v-318h636">
            <text:p/>
          </draw:connector>
          <draw:frame draw:style-name="gr6" draw:text-style-name="P7" draw:layer="layout" svg:width="2.54cm" svg:height="0.983cm" svg:x="3.175cm" svg:y="10.16cm">
            <draw:text-box>
              <text:p><text:span text:style-name="T1">Head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organic" presentation:presentation-page-layout-name="AL2T1">
        <draw:frame presentation:style-name="pr8" draw:layer="layout" svg:width="24cm" svg:height="3.256cm" svg:x="2cm" svg:y="1.662cm" presentation:class="title">
          <draw:text-box>
            <text:p>What is Map (1)</text:p>
          </draw:text-box>
        </draw:frame>
        <draw:frame presentation:style-name="pr9" draw:layer="layout" svg:width="23cm" svg:height="11.336cm" svg:x="2.5cm" svg:y="5.514cm" presentation:class="outline" presentation:user-transformed="true">
          <draw:text-box>
            <text:list text:style-name="L2">
              <text:list-item>
                <text:p>In mathematics, map is a similar to function and corresponding.</text:p>
              </text:list-item>
            </text:list>
          </draw:text-box>
        </draw:frame>
        <draw:custom-shape draw:style-name="gr2" draw:text-style-name="P5" draw:id="id5" draw:layer="layout" svg:width="3.175cm" svg:height="1.905cm" svg:x="6.35cm" svg:y="9.525cm">
          <text:p text:style-name="P5">US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id="id6" draw:layer="layout" svg:width="8.89cm" svg:height="3.175cm" svg:x="13.97cm" svg:y="8.89cm">
          <text:p text:style-name="P5">CaptitalCity : Washington D.C.</text:p>
          <text:p text:style-name="P5">Languages: Engish</text:p>
          <text:p text:style-name="P5">Population: 3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id="id8" draw:layer="layout" svg:width="8.89cm" svg:height="3.175cm" svg:x="13.97cm" svg:y="12.436cm">
          <text:p text:style-name="P5">CaptitalCity : Tokyo</text:p>
          <text:p text:style-name="P5">Languages: Japan</text:p>
          <text:p text:style-name="P5">Population: 10t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id="id10" draw:layer="layout" svg:width="8.89cm" svg:height="3.175cm" svg:x="13.97cm" svg:y="16.034cm">
          <text:p text:style-name="P5">CaptitalCity : New Delhi</text:p>
          <text:p text:style-name="P5">Languages: Hindi, other 8</text:p>
          <text:p text:style-name="P5">Population: 2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id="id7" draw:layer="layout" svg:width="3.175cm" svg:height="1.905cm" svg:x="6.35cm" svg:y="13.071cm">
          <text:p text:style-name="P5">Jap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id="id9" draw:layer="layout" svg:width="3.175cm" svg:height="1.905cm" svg:x="6.35cm" svg:y="16.669cm">
          <text:p text:style-name="P5">Indi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svg:x1="9.525cm" svg:y1="10.478cm" svg:x2="13.97cm" svg:y2="10.477cm" draw:start-shape="id5" draw:start-glue-point="10" draw:end-shape="id6" svg:d="m9525 10478h2222v-1h2223">
          <text:p/>
        </draw:connector>
        <draw:connector draw:style-name="gr7" draw:text-style-name="P5" draw:layer="layout" svg:x1="9.525cm" svg:y1="14.024cm" svg:x2="13.97cm" svg:y2="14.024cm" draw:start-shape="id7" draw:start-glue-point="10" draw:end-shape="id8" draw:end-glue-point="6" svg:d="m9525 14024h4445">
          <text:p/>
        </draw:connector>
        <draw:connector draw:style-name="gr7" draw:text-style-name="P5" draw:layer="layout" svg:x1="9.525cm" svg:y1="17.622cm" svg:x2="13.97cm" svg:y2="17.621cm" draw:start-shape="id9" draw:start-glue-point="10" draw:end-shape="id10" svg:d="m9525 17622h2222v-1h2223">
          <text:p/>
        </draw:connector>
        <draw:frame draw:style-name="gr8" draw:text-style-name="P7" draw:layer="layout" svg:width="8.181cm" svg:height="0.983cm" svg:x="4.616cm" svg:y="8.255cm">
          <draw:text-box>
            <text:p><text:span text:style-name="T1">Input:Key(Country Name)</text:span></text:p>
          </draw:text-box>
        </draw:frame>
        <draw:frame draw:style-name="gr8" draw:text-style-name="P7" draw:layer="layout" svg:width="11.797cm" svg:height="0.983cm" svg:x="15.24cm" svg:y="7.62cm">
          <draw:text-box>
            <text:p><text:span text:style-name="T1">Output:Element(Country Information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organic" presentation:presentation-page-layout-name="AL2T1">
        <draw:frame presentation:style-name="pr8" draw:layer="layout" svg:width="24cm" svg:height="3.256cm" svg:x="2cm" svg:y="1.662cm" presentation:class="title">
          <draw:text-box>
            <text:p>What is Map (2)</text:p>
          </draw:text-box>
        </draw:frame>
        <draw:frame presentation:style-name="pr9" draw:layer="layout" svg:width="23cm" svg:height="11.336cm" svg:x="2.5cm" svg:y="5.514cm" presentation:class="outline">
          <draw:text-box>
            <text:list text:style-name="L2">
              <text:list-item>
                <text:p>We can't use the duplicate key for different elements.</text:p>
              </text:list-item>
              <text:list-item>
                <text:p>In case of “List”, We can get Index from each element, On the other hand, We can<text:span text:style-name="T1"> NOT</text:span> get Key from each element at “Map”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organic" presentation:presentation-page-layout-name="AL2T1">
        <draw:frame presentation:style-name="pr8" draw:layer="layout" svg:width="24cm" svg:height="3.256cm" svg:x="2cm" svg:y="1.662cm" presentation:class="title">
          <draw:text-box>
            <text:p>HashMap(What is Hash?)</text:p>
          </draw:text-box>
        </draw:frame>
        <draw:frame presentation:style-name="pr9" draw:layer="layout" svg:width="23cm" svg:height="13.306cm" svg:x="2.5cm" svg:y="5.514cm" presentation:class="outline" presentation:user-transformed="true">
          <draw:text-box>
            <text:list text:style-name="L2">
              <text:list-item>
                <text:p>Hash is an unique number generated from some data.</text:p>
                <text:list>
                  <text:list-item>
                    <text:p>An example is a string.</text:p>
                  </text:list-item>
                  <text:list-item>
                    <text:p>long hash(String str) {<text:line-break/>long hash = 5381; char c;<text:line-break/>for(int i = 0; i &lt; str.length() ; i++){<text:line-break/> <text:s/>c = str.charAt(i);<text:line-break/> <text:s/>hash = ((hash &lt;&lt;5 ) + hash + c;<text:line-break/> <text:s/>}<text:line-break/> <text:s/>return hash;<text:line-break/>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organic" presentation:presentation-page-layout-name="AL2T1">
        <draw:frame presentation:style-name="pr8" draw:layer="layout" svg:width="24cm" svg:height="3.256cm" svg:x="2cm" svg:y="1.662cm" presentation:class="title" presentation:user-transformed="true">
          <draw:text-box>
            <text:p>HashMap(What is Hash?)</text:p>
          </draw:text-box>
        </draw:frame>
        <draw:frame presentation:style-name="pr9" draw:layer="layout" svg:width="23cm" svg:height="11.336cm" svg:x="2.5cm" svg:y="5.514cm" presentation:class="outline" presentation:user-transformed="true">
          <draw:text-box>
            <text:list text:style-name="L2">
              <text:list-item>
                <text:p>Hash Values</text:p>
              </text:list-item>
            </text:list>
          </draw:text-box>
        </draw:frame>
        <draw:frame draw:style-name="standard" draw:layer="layout" svg:width="14.098cm" svg:height="3.815cm" svg:x="6.847cm" svg:y="7.08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3">
              <table:table-cell>
                <text:p>String</text:p>
              </table:table-cell>
              <table:table-cell>
                <text:p>Hash</text:p>
              </table:table-cell>
            </table:table-row>
            <table:table-row table:style-name="ro1" table:default-cell-style-name="ce5">
              <table:table-cell>
                <text:p>Kawai</text:p>
              </table:table-cell>
              <table:table-cell>
                <text:p>210680112594</text:p>
              </table:table-cell>
            </table:table-row>
            <table:table-row table:style-name="ro1" table:default-cell-style-name="ce10">
              <table:table-cell>
                <text:p>Naoto</text:p>
              </table:table-cell>
              <table:table-cell>
                <text:p>210683662278</text:p>
              </table:table-cell>
            </table:table-row>
            <table:table-row table:style-name="ro1" table:default-cell-style-name="ce7">
              <table:table-cell>
                <text:p>kawai</text:p>
              </table:table-cell>
              <table:table-cell>
                <text:p>210718062066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organic" presentation:presentation-page-layout-name="AL2T1">
        <draw:frame presentation:style-name="pr8" draw:layer="layout" svg:width="24cm" svg:height="3.256cm" svg:x="2cm" svg:y="1.662cm" presentation:class="title">
          <draw:text-box>
            <text:p>HashMap(1)</text:p>
          </draw:text-box>
        </draw:frame>
        <draw:frame presentation:style-name="pr9" draw:layer="layout" svg:width="23cm" svg:height="11.336cm" svg:x="2.5cm" svg:y="5.514cm" presentation:class="outline" presentation:user-transformed="true">
          <draw:text-box>
            <text:list text:style-name="L2">
              <text:list-item>
                <text:p>Try to create the HashMap of slide.6</text:p>
              </text:list-item>
              <text:list-item>
                <text:p>On initialization of HashMap, array of the object is allocated. It's size depends on platform.<text:line-break/>Example is 100 ( real Java is 65535)</text:p>
                <text:list>
                  <text:list-item>
                    <text:p>Country Information Map<text:line-break/><text:line-break/></text:p>
                  </text:list-item>
                </text:list>
              </text:list-item>
            </text:list>
          </draw:text-box>
        </draw:frame>
        <draw:frame draw:style-name="standard" draw:layer="layout" svg:width="21.868cm" svg:height="1.907cm" svg:x="2.948cm" svg:y="13.846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" table:default-cell-style-name="ce7">
              <table:table-cell>
                <text:p>0</text:p>
              </table:table-cell>
              <table:table-cell>
                <text:p>1</text:p>
              </table:table-cell>
              <table:table-cell>
                <text:p>…</text:p>
              </table:table-cell>
              <table:table-cell>
                <text:p>55</text:p>
              </table:table-cell>
              <table:table-cell>
                <text:p>…</text:p>
              </table:table-cell>
              <table:table-cell>
                <text:p>66</text:p>
              </table:table-cell>
              <table:table-cell>
                <text:p>…</text:p>
              </table:table-cell>
              <table:table-cell>
                <text:p>98</text:p>
              </table:table-cell>
              <table:table-cell>
                <text:p>99</text:p>
              </table:table-cell>
            </table:table-row>
            <table:table-row table:style-name="ro1" table:default-cell-style-name="ce7">
              <table:table-cell>
                <text:p>null</text:p>
              </table:table-cell>
              <table:table-cell>
                <text:p>null</text:p>
              </table:table-cell>
              <table:table-cell>
                <text:p><text:s/>…</text:p>
              </table:table-cell>
              <table:table-cell>
                <text:p>null</text:p>
              </table:table-cell>
              <table:table-cell>
                <text:p>…</text:p>
              </table:table-cell>
              <table:table-cell>
                <text:p>null</text:p>
              </table:table-cell>
              <table:table-cell>
                <text:p>…</text:p>
              </table:table-cell>
              <table:table-cell>
                <text:p>null</text:p>
              </table:table-cell>
              <table:table-cell>
                <text:p>null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9" draw:text-style-name="P5" draw:layer="layout" svg:width="6.099cm" svg:height="1.27cm" svg:x="6.569cm" svg:y="16.624cm">
          <text:p text:style-name="P5">Country Information</text:p>
          <draw:enhanced-geometry svg:viewBox="0 0 21600 21600" draw:mirror-horizontal="false" draw:type="line-callout-2" draw:modifiers="-6614.55737704918 -20767.269866247 -3600 4000 -885.245901639344 9414.9488591660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organic" presentation:presentation-page-layout-name="AL2T1">
        <draw:frame presentation:style-name="pr8" draw:layer="layout" svg:width="24cm" svg:height="3.256cm" svg:x="2cm" svg:y="1.662cm" presentation:class="title">
          <draw:text-box>
            <text:p>HashMap(2)</text:p>
          </draw:text-box>
        </draw:frame>
        <draw:frame presentation:style-name="pr9" draw:layer="layout" svg:width="23cm" svg:height="11.336cm" svg:x="2.5cm" svg:y="5.514cm" presentation:class="outline" presentation:user-transformed="true">
          <draw:text-box>
            <text:list text:style-name="L2">
              <text:list-item>
                <text:p>To calculate the hash values from Keys<text:line-break/><text:line-break/><text:line-break/></text:p>
              </text:list-item>
              <text:list-item>
                <text:p>Array is 100. we only use the most least 2 digits.</text:p>
              </text:list-item>
            </text:list>
          </draw:text-box>
        </draw:frame>
        <draw:frame draw:style-name="standard" draw:layer="layout" svg:width="14.1cm" svg:height="3.815cm" svg:x="6.847cm" svg:y="7.083cm">
          <table:table table:template-name="default" table:use-first-row-styles="true" table:use-banding-rows-styles="true">
            <table:table-column table:style-name="co3"/>
            <table:table-column table:style-name="co11"/>
            <table:table-row table:style-name="ro2" table:default-cell-style-name="ce11">
              <table:table-cell>
                <text:p><text:span text:style-name="T1">Key</text:span></text:p>
              </table:table-cell>
              <table:table-cell>
                <text:p><text:span text:style-name="T1">Value</text:span></text:p>
              </table:table-cell>
            </table:table-row>
            <table:table-row table:style-name="ro2" table:default-cell-style-name="ce5">
              <table:table-cell>
                <text:p>USA</text:p>
              </table:table-cell>
              <table:table-cell>
                <text:p>193472366</text:p>
              </table:table-cell>
            </table:table-row>
            <table:table-row table:style-name="ro1" table:default-cell-style-name="ce6">
              <table:table-cell>
                <text:p>Japan</text:p>
              </table:table-cell>
              <table:table-cell>
                <text:p>210678919055</text:p>
              </table:table-cell>
            </table:table-row>
            <table:table-row table:style-name="ro3" table:default-cell-style-name="ce7">
              <table:table-cell>
                <text:p>India</text:p>
              </table:table-cell>
              <table:table-cell>
                <text:p>210678187498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4.1cm" svg:height="3.815cm" svg:x="6.776cm" svg:y="13.43cm">
          <table:table table:template-name="default" table:use-first-row-styles="true" table:use-banding-rows-styles="true">
            <table:table-column table:style-name="co3"/>
            <table:table-column table:style-name="co11"/>
            <table:table-row table:style-name="ro2" table:default-cell-style-name="ce11">
              <table:table-cell>
                <text:p><text:span text:style-name="T1">Key</text:span></text:p>
              </table:table-cell>
              <table:table-cell>
                <text:p><text:span text:style-name="T1">Value</text:span></text:p>
              </table:table-cell>
            </table:table-row>
            <table:table-row table:style-name="ro2" table:default-cell-style-name="ce5">
              <table:table-cell>
                <text:p>USA</text:p>
              </table:table-cell>
              <table:table-cell>
                <text:p>66</text:p>
              </table:table-cell>
            </table:table-row>
            <table:table-row table:style-name="ro1" table:default-cell-style-name="ce6">
              <table:table-cell>
                <text:p>Japan</text:p>
              </table:table-cell>
              <table:table-cell>
                <text:p>55</text:p>
              </table:table-cell>
            </table:table-row>
            <table:table-row table:style-name="ro3" table:default-cell-style-name="ce7">
              <table:table-cell>
                <text:p>India</text:p>
              </table:table-cell>
              <table:table-cell>
                <text:p>98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organic" presentation:presentation-page-layout-name="AL2T1">
        <draw:frame presentation:style-name="pr10" draw:layer="layout" svg:width="24cm" svg:height="3.507cm" svg:x="2cm" svg:y="1.537cm" presentation:class="title">
          <draw:text-box>
            <text:p>HashMap(3)</text:p>
          </draw:text-box>
        </draw:frame>
        <draw:frame presentation:style-name="pr11" draw:layer="layout" svg:width="23cm" svg:height="11.587cm" svg:x="2.5cm" svg:y="5.514cm" presentation:class="outline">
          <draw:text-box>
            <text:list text:style-name="L2">
              <text:list-item>
                <text:p>To insert the element data into the value as index.</text:p>
              </text:list-item>
            </text:list>
          </draw:text-box>
        </draw:frame>
        <draw:frame draw:style-name="standard" draw:layer="layout" svg:width="21.868cm" svg:height="3.29cm" svg:x="3.054cm" svg:y="9.074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" table:default-cell-style-name="ce7">
              <table:table-cell>
                <text:p>0</text:p>
              </table:table-cell>
              <table:table-cell>
                <text:p>1</text:p>
              </table:table-cell>
              <table:table-cell>
                <text:p>…</text:p>
              </table:table-cell>
              <table:table-cell>
                <text:p>55</text:p>
              </table:table-cell>
              <table:table-cell>
                <text:p>…</text:p>
              </table:table-cell>
              <table:table-cell>
                <text:p>66</text:p>
              </table:table-cell>
              <table:table-cell>
                <text:p>…</text:p>
              </table:table-cell>
              <table:table-cell>
                <text:p>98</text:p>
              </table:table-cell>
              <table:table-cell>
                <text:p>99</text:p>
              </table:table-cell>
            </table:table-row>
            <table:table-row table:style-name="ro1" table:default-cell-style-name="ce7">
              <table:table-cell>
                <text:p>null</text:p>
              </table:table-cell>
              <table:table-cell>
                <text:p>null</text:p>
              </table:table-cell>
              <table:table-cell>
                <text:p><text:s/>…</text:p>
              </table:table-cell>
              <table:table-cell>
                <text:p/>
                <text:p/>
                <text:p/>
              </table:table-cell>
              <table:table-cell>
                <text:p>…</text:p>
              </table:table-cell>
              <table:table-cell/>
              <table:table-cell>
                <text:p>…</text:p>
              </table:table-cell>
              <table:table-cell/>
              <table:table-cell>
                <text:p>null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9" draw:text-style-name="P5" draw:layer="layout" svg:width="6.176cm" svg:height="2.568cm" svg:x="19.878cm" svg:y="13.662cm">
          <text:p text:style-name="P5">CaptitalCity : New Delhi</text:p>
          <text:p text:style-name="P5">Languages: Hindi, </text:p>
          <text:p text:style-name="P5">other 8</text:p>
          <text:p text:style-name="P5">Population: 2nd</text:p>
          <draw:enhanced-geometry svg:viewBox="0 0 21600 21600" draw:mirror-horizontal="false" draw:type="line-callout-2" draw:modifiers="2710.05342399223 -22903.2308291164 -2916.36716852841 4296.45776566758 -877.707625060709 4657.999221486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" draw:text-style-name="P5" draw:layer="layout" svg:width="5.715cm" svg:height="2.568cm" svg:x="5.938cm" svg:y="13.86cm">
          <text:p text:style-name="P5">CaptitalCity : Tokyo</text:p>
          <text:p text:style-name="P5">Languages: Japan</text:p>
          <text:p text:style-name="P5">Population: 10th</text:p>
          <draw:enhanced-geometry svg:viewBox="0 0 21600 21600" draw:mirror-horizontal="false" draw:type="line-callout-2" draw:modifiers="20693.0720783765 -22575.321136629 -3600 4000 -944.716585024493 4657.999221486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" draw:text-style-name="P5" draw:layer="layout" svg:width="5.715cm" svg:height="2.568cm" svg:x="12.888cm" svg:y="13.899cm">
          <text:p text:style-name="P5">CaptitalCity : </text:p>
          <text:p text:style-name="P5">Washington D.C.</text:p>
          <text:p text:style-name="P5">Languages: Engish</text:p>
          <text:p text:style-name="P5">Population: 3rd</text:p>
          <draw:enhanced-geometry svg:viewBox="0 0 21600 21600" draw:mirror-horizontal="false" draw:type="line-callout-2" draw:modifiers="11888.3135059482 -23231.1405216037 -3600 4000 -944.716585024493 4657.999221486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organic" presentation:presentation-page-layout-name="AL2T1">
        <draw:frame presentation:style-name="pr8" draw:layer="layout" svg:width="24cm" svg:height="3.256cm" svg:x="2cm" svg:y="1.662cm" presentation:class="title" presentation:user-transformed="true">
          <draw:text-box>
            <text:p>HashMap(4)</text:p>
          </draw:text-box>
        </draw:frame>
        <draw:frame presentation:style-name="pr9" draw:layer="layout" svg:width="23cm" svg:height="14.178cm" svg:x="2.5cm" svg:y="5.514cm" presentation:class="outline" presentation:user-transformed="true">
          <draw:text-box>
            <text:list text:style-name="L2">
              <text:list-item>
                <text:p>HashMap is implemented by ArraysList</text:p>
                <text:list>
                  <text:list-item>
                    <text:p>HashMap shares the same characteristic with ArrayList.</text:p>
                  </text:list-item>
                </text:list>
              </text:list-item>
              <text:list-item>
                <text:p>Advantage</text:p>
                <text:list>
                  <text:list-item>
                    <text:p>To access the elements fast.</text:p>
                  </text:list-item>
                </text:list>
              </text:list-item>
              <text:list-item>
                <text:p>Disadvantage</text:p>
                <text:list>
                  <text:list-item>
                    <text:p>If the number of elements is over the initial array size(e.g.100), all date should be re-assigned. This process is very slow.</text:p>
                  </text:list-item>
                  <text:list-item>
                    <text:p>To allocate the auxiliary memory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organic" presentation:presentation-page-layout-name="AL2T1">
        <draw:frame presentation:style-name="pr8" draw:layer="layout" svg:width="24cm" svg:height="3.256cm" svg:x="2cm" svg:y="1.662cm" presentation:class="title">
          <draw:text-box>
            <text:p>LinkedHashMap</text:p>
          </draw:text-box>
        </draw:frame>
        <draw:frame presentation:style-name="pr9" draw:layer="layout" svg:width="23cm" svg:height="11.336cm" svg:x="2.5cm" svg:y="5.514cm" presentation:class="outline" presentation:user-transformed="true">
          <draw:text-box>
            <text:list text:style-name="L2">
              <text:list-item>
                <text:p>LinkedHashMap is implemented by LinkedList.</text:p>
              </text:list-item>
              <text:list-item>
                <text:p>Advantage</text:p>
                <text:list>
                  <text:list-item>
                    <text:p>Insert and remove's cost is always same.</text:p>
                  </text:list-item>
                  <text:list-item>
                    <text:p>Don't need extra-memory space.</text:p>
                  </text:list-item>
                </text:list>
              </text:list-item>
              <text:list-item>
                <text:p>Disadvantage</text:p>
                <text:list>
                  <text:list-item>
                    <text:p>To access the elements slow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organic" presentation:presentation-page-layout-name="AL2T1">
        <draw:frame presentation:style-name="pr8" draw:layer="layout" svg:width="24cm" svg:height="3.256cm" svg:x="2cm" svg:y="1.662cm" presentation:class="title">
          <draw:text-box>
            <text:p>HashSet,LinkedHashSet</text:p>
          </draw:text-box>
        </draw:frame>
        <draw:frame presentation:style-name="pr9" draw:layer="layout" svg:width="23cm" svg:height="11.336cm" svg:x="2.5cm" svg:y="5.514cm" presentation:class="outline" presentation:user-transformed="true">
          <draw:text-box>
            <text:list text:style-name="L2">
              <text:list-item>
                <text:p>If all elements are specified as null, this map call “Set”. Set is only the collection of <text:s/>key.</text:p>
              </text:list-item>
              <text:list-item>
                <text:p>HashMap → HashSet</text:p>
              </text:list-item>
              <text:list-item>
                <text:p>LinkedHashMap → LinkedHashSet</text:p>
                <text:list>
                  <text:list-item>
                    <text:p>I have not used the Set classes......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organic" presentation:presentation-page-layout-name="AL2T1">
        <draw:frame presentation:style-name="pr8" draw:layer="layout" svg:width="24cm" svg:height="3.256cm" svg:x="2cm" svg:y="1.662cm" presentation:class="title">
          <draw:text-box>
            <text:p>Summary 1</text:p>
          </draw:text-box>
        </draw:frame>
        <draw:frame presentation:style-name="pr9" draw:layer="layout" svg:width="23cm" svg:height="11.336cm" svg:x="2.5cm" svg:y="5.514cm" presentation:class="outline" presentation:user-transformed="true">
          <draw:text-box>
            <text:list text:style-name="L2">
              <text:list-item>
                <text:p>Explained Structure</text:p>
              </text:list-item>
            </text:list>
          </draw:text-box>
        </draw:frame>
        <draw:frame draw:style-name="standard" draw:layer="layout" svg:width="19.784cm" svg:height="9.272cm" svg:x="3.41cm" svg:y="7.10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12"/>
            <table:table-row table:style-name="ro3" table:default-cell-style-name="ce1">
              <table:table-cell>
                <text:p>Interface</text:p>
              </table:table-cell>
              <table:table-cell>
                <text:p>Implemented Object</text:p>
              </table:table-cell>
              <table:table-cell>
                <text:p><text:span text:style-name="T2">Overview</text:span></text:p>
              </table:table-cell>
            </table:table-row>
            <table:table-row table:style-name="ro3" table:default-cell-style-name="ce12">
              <table:table-cell>
                <text:p>List</text:p>
              </table:table-cell>
              <table:table-cell>
                <text:p><text:span text:style-name="T2">ArraysList</text:span></text:p>
              </table:table-cell>
              <table:table-cell>
                <text:p><text:span text:style-name="T2">Just array</text:span></text:p>
              </table:table-cell>
            </table:table-row>
            <table:table-row table:style-name="ro3" table:default-cell-style-name="ce12">
              <table:table-cell/>
              <table:table-cell>
                <text:p><text:span text:style-name="T2">LinkedList</text:span></text:p>
              </table:table-cell>
              <table:table-cell table:style-name="ce13">
                <text:p><text:span text:style-name="T2">Linked structure</text:span></text:p>
              </table:table-cell>
            </table:table-row>
            <table:table-row table:style-name="ro3">
              <table:table-cell table:style-name="ce14">
                <text:p><text:span text:style-name="T2">Map(SortedMap)</text:span></text:p>
              </table:table-cell>
              <table:table-cell table:style-name="ce15">
                <text:p><text:span text:style-name="T2">HashMap</text:span></text:p>
              </table:table-cell>
              <table:table-cell table:style-name="ce16">
                <text:p><text:span text:style-name="T3">Hash array</text:span></text:p>
              </table:table-cell>
            </table:table-row>
            <table:table-row table:style-name="ro3">
              <table:table-cell table:style-name="ce14"/>
              <table:table-cell table:style-name="ce15">
                <text:p><text:span text:style-name="T2">LinkedHashMap</text:span></text:p>
              </table:table-cell>
              <table:table-cell table:style-name="ce16">
                <text:p><text:span text:style-name="T3">Linked hash and elements</text:span></text:p>
              </table:table-cell>
            </table:table-row>
            <table:table-row table:style-name="ro3" table:default-cell-style-name="ce17">
              <table:table-cell/>
              <table:table-cell>
                <text:p><text:span text:style-name="T2">TreeMap</text:span></text:p>
              </table:table-cell>
              <table:table-cell table:style-name="ce18"/>
            </table:table-row>
            <table:table-row table:style-name="ro3" table:default-cell-style-name="ce12">
              <table:table-cell>
                <text:p><text:span text:style-name="T2">Set(SortedSet)</text:span></text:p>
              </table:table-cell>
              <table:table-cell>
                <text:p><text:span text:style-name="T2">HashSet</text:span></text:p>
              </table:table-cell>
              <table:table-cell>
                <text:p><text:span text:style-name="T2">Hash array, no elements</text:span></text:p>
              </table:table-cell>
            </table:table-row>
            <table:table-row table:style-name="ro3" table:default-cell-style-name="ce12">
              <table:table-cell/>
              <table:table-cell>
                <text:p><text:span text:style-name="T2">LinkedHashSet</text:span></text:p>
              </table:table-cell>
              <table:table-cell>
                <text:p><text:span text:style-name="T2">Linked hash value</text:span></text:p>
              </table:table-cell>
            </table:table-row>
            <table:table-row table:style-name="ro3" table:default-cell-style-name="ce6">
              <table:table-cell/>
              <table:table-cell>
                <text:p>TreeSet</text:p>
              </table:table-cell>
              <table:table-cell/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organic" presentation:presentation-page-layout-name="AL2T1">
        <draw:frame presentation:style-name="pr8" draw:layer="layout" svg:width="24cm" svg:height="3.256cm" svg:x="2cm" svg:y="1.662cm" presentation:class="title">
          <draw:text-box>
            <text:p>TreeMap</text:p>
          </draw:text-box>
        </draw:frame>
        <draw:frame presentation:style-name="pr9" draw:layer="layout" svg:width="23cm" svg:height="11.336cm" svg:x="2.5cm" svg:y="5.514cm" presentation:class="outline" presentation:user-transformed="true">
          <draw:text-box>
            <text:list text:style-name="L2">
              <text:list-item>
                <text:p>What is a tree structure.<text:line-break/>→ Each element knows the address of child elements.</text:p>
              </text:list-item>
              <text:list-item>
                <text:p>An example is a diction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organic" presentation:presentation-page-layout-name="AL2T1">
        <draw:frame presentation:style-name="pr8" draw:layer="layout" svg:width="24cm" svg:height="3.256cm" svg:x="2cm" svg:y="1.662cm" presentation:class="title">
          <draw:text-box>
            <text:p>The dictionary tree structure</text:p>
          </draw:text-box>
        </draw:frame>
        <draw:custom-shape draw:style-name="gr2" draw:text-style-name="P6" draw:id="id12" draw:layer="layout" svg:width="1.27cm" svg:height="1.27cm" svg:x="5.08cm" svg:y="7.62cm">
          <text:p text:style-name="P5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id="id13" draw:layer="layout" svg:width="1.27cm" svg:height="1.27cm" svg:x="9.525cm" svg:y="7.62cm">
          <text:p text:style-name="P5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id="id14" draw:layer="layout" svg:width="1.27cm" svg:height="1.27cm" svg:x="15.875cm" svg:y="7.62cm">
          <text:p text:style-name="P5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id="id11" draw:layer="layout" svg:width="0.635cm" svg:height="0.635cm" svg:x="12.065cm" svg:y="5.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7" draw:layer="layout" svg:width="2.54cm" svg:height="0.983cm" svg:x="10.795cm" svg:y="4.097cm">
          <draw:text-box>
            <text:p><text:span text:style-name="T1">ROOT</text:span></text:p>
          </draw:text-box>
        </draw:frame>
        <draw:frame draw:style-name="gr10" draw:text-style-name="P7" draw:layer="layout" svg:width="4.445cm" svg:height="0.983cm" svg:x="11.43cm" svg:y="7.62cm">
          <draw:text-box>
            <text:p><text:span text:style-name="T1">...........</text:span></text:p>
          </draw:text-box>
        </draw:frame>
        <draw:custom-shape draw:style-name="gr2" draw:text-style-name="P6" draw:id="id15" draw:layer="layout" svg:width="1.27cm" svg:height="1.27cm" svg:x="22.225cm" svg:y="7.62cm">
          <text:p text:style-name="P5"><text:span text:style-name="T1">Z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12.383cm" svg:y1="5.715cm" svg:x2="5.715cm" svg:y2="7.62cm" draw:start-shape="id11" draw:start-glue-point="8" draw:end-shape="id12" draw:end-glue-point="0" svg:d="m12383 5715v952h-6668v953">
          <text:p/>
        </draw:connector>
        <draw:connector draw:style-name="gr7" draw:text-style-name="P5" draw:layer="layout" svg:x1="12.383cm" svg:y1="5.715cm" svg:x2="10.16cm" svg:y2="7.62cm" draw:start-shape="id11" draw:start-glue-point="8" draw:end-shape="id13" draw:end-glue-point="0" svg:d="m12383 5715v952h-2223v953">
          <text:p/>
        </draw:connector>
        <draw:connector draw:style-name="gr7" draw:text-style-name="P5" draw:layer="layout" svg:x1="12.383cm" svg:y1="5.715cm" svg:x2="16.51cm" svg:y2="7.62cm" draw:start-shape="id11" draw:start-glue-point="8" draw:end-shape="id14" draw:end-glue-point="0" svg:d="m12383 5715v952h4127v953">
          <text:p/>
        </draw:connector>
        <draw:connector draw:style-name="gr7" draw:text-style-name="P5" draw:layer="layout" svg:x1="12.383cm" svg:y1="5.715cm" svg:x2="22.86cm" svg:y2="7.62cm" draw:start-shape="id11" draw:start-glue-point="8" draw:end-shape="id15" draw:end-glue-point="0" svg:d="m12383 5715v952h10477v953">
          <text:p/>
        </draw:connector>
        <draw:custom-shape draw:style-name="gr2" draw:text-style-name="P6" draw:id="id16" draw:layer="layout" svg:width="1.27cm" svg:height="1.27cm" svg:x="3.175cm" svg:y="10.16cm">
          <text:p text:style-name="P5"><text:span text:style-name="T1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id="id18" draw:layer="layout" svg:width="1.27cm" svg:height="1.27cm" svg:x="1.905cm" svg:y="12.7cm">
          <text:p text:style-name="P5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id="id19" draw:layer="layout" svg:width="1.27cm" svg:height="1.27cm" svg:x="3.81cm" svg:y="12.7cm">
          <text:p text:style-name="P5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id="id20" draw:layer="layout" svg:width="1.27cm" svg:height="1.27cm" svg:x="3.81cm" svg:y="15.24cm">
          <text:p text:style-name="P5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id="id17" draw:layer="layout" svg:width="1.27cm" svg:height="1.27cm" svg:x="6.985cm" svg:y="10.16cm">
          <text:p text:style-name="P5"><text:span text:style-name="T1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id="id21" draw:layer="layout" svg:width="1.27cm" svg:height="1.27cm" svg:x="5.715cm" svg:y="12.7cm">
          <text:p text:style-name="P5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id="id22" draw:layer="layout" svg:width="1.27cm" svg:height="1.27cm" svg:x="7.62cm" svg:y="12.7cm">
          <text:p text:style-name="P5"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7" draw:layer="layout" svg:width="4.445cm" svg:height="0.983cm" svg:x="17.145cm" svg:y="7.62cm">
          <draw:text-box>
            <text:p><text:span text:style-name="T1">...........</text:span></text:p>
          </draw:text-box>
        </draw:frame>
        <draw:custom-shape draw:style-name="gr2" draw:text-style-name="P6" draw:id="id23" draw:layer="layout" svg:width="1.27cm" svg:height="1.27cm" svg:x="18.415cm" svg:y="10.16cm">
          <text:p text:style-name="P5"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id="id24" draw:layer="layout" svg:width="1.27cm" svg:height="1.27cm" svg:x="13.97cm" svg:y="10.16cm">
          <text:p text:style-name="P5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id="id26" draw:layer="layout" svg:width="1.27cm" svg:height="1.27cm" svg:x="18.415cm" svg:y="12.7cm">
          <text:p text:style-name="P5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id="id25" draw:layer="layout" svg:width="1.27cm" svg:height="1.27cm" svg:x="16.51cm" svg:y="12.7cm">
          <text:p text:style-name="P5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id="id28" draw:layer="layout" svg:width="1.27cm" svg:height="1.27cm" svg:x="13.97cm" svg:y="12.7cm">
          <text:p text:style-name="P5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id="id29" draw:layer="layout" svg:width="1.27cm" svg:height="1.27cm" svg:x="13.97cm" svg:y="15.24cm">
          <text:p text:style-name="P5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id="id27" draw:layer="layout" svg:width="1.27cm" svg:height="1.27cm" svg:x="16.51cm" svg:y="15.24cm">
          <text:p text:style-name="P5"><text:span text:style-name="T1">N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5.715cm" svg:y1="8.89cm" svg:x2="3.81cm" svg:y2="10.16cm" draw:start-shape="id12" draw:start-glue-point="2" draw:end-shape="id16" draw:end-glue-point="0" svg:d="m5715 8890v635h-1905v635">
          <text:p/>
        </draw:connector>
        <draw:connector draw:style-name="gr7" draw:text-style-name="P5" draw:layer="layout" svg:x1="5.715cm" svg:y1="8.89cm" svg:x2="7.62cm" svg:y2="10.16cm" draw:start-shape="id12" draw:start-glue-point="2" draw:end-shape="id17" draw:end-glue-point="0" svg:d="m5715 8890v635h1905v635">
          <text:p/>
        </draw:connector>
        <draw:connector draw:style-name="gr7" draw:text-style-name="P5" draw:layer="layout" svg:x1="3.81cm" svg:y1="11.43cm" svg:x2="2.54cm" svg:y2="12.7cm" draw:start-shape="id16" draw:start-glue-point="2" draw:end-shape="id18" draw:end-glue-point="0" svg:d="m3810 11430v635h-1270v635">
          <text:p/>
        </draw:connector>
        <draw:connector draw:style-name="gr7" draw:text-style-name="P5" draw:layer="layout" svg:x1="3.81cm" svg:y1="11.43cm" svg:x2="4.445cm" svg:y2="12.7cm" draw:start-shape="id16" draw:start-glue-point="2" draw:end-shape="id19" draw:end-glue-point="0" svg:d="m3810 11430v635h635v635">
          <text:p/>
        </draw:connector>
        <draw:connector draw:style-name="gr7" draw:text-style-name="P5" draw:layer="layout" svg:x1="4.445cm" svg:y1="13.97cm" svg:x2="4.445cm" svg:y2="15.24cm" draw:start-shape="id19" draw:start-glue-point="2" draw:end-shape="id20" draw:end-glue-point="0" svg:d="m4445 13970v1270">
          <text:p/>
        </draw:connector>
        <draw:connector draw:style-name="gr7" draw:text-style-name="P5" draw:layer="layout" svg:x1="7.62cm" svg:y1="11.43cm" svg:x2="6.35cm" svg:y2="12.7cm" draw:start-shape="id17" draw:start-glue-point="2" draw:end-shape="id21" draw:end-glue-point="0" svg:d="m7620 11430v635h-1270v635">
          <text:p/>
        </draw:connector>
        <draw:connector draw:style-name="gr7" draw:text-style-name="P5" draw:layer="layout" svg:x1="7.62cm" svg:y1="11.43cm" svg:x2="8.255cm" svg:y2="12.7cm" draw:start-shape="id17" draw:start-glue-point="2" draw:end-shape="id22" draw:end-glue-point="0" svg:d="m7620 11430v635h635v635">
          <text:p/>
        </draw:connector>
        <draw:connector draw:style-name="gr7" draw:text-style-name="P5" draw:layer="layout" svg:x1="16.51cm" svg:y1="8.89cm" svg:x2="19.05cm" svg:y2="10.16cm" draw:start-shape="id14" draw:start-glue-point="2" draw:end-shape="id23" draw:end-glue-point="0" svg:d="m16510 8890v635h2540v635">
          <text:p/>
        </draw:connector>
        <draw:connector draw:style-name="gr7" draw:text-style-name="P5" draw:layer="layout" svg:x1="16.51cm" svg:y1="8.89cm" svg:x2="14.605cm" svg:y2="10.16cm" draw:start-shape="id14" draw:start-glue-point="2" draw:end-shape="id24" draw:end-glue-point="0" svg:d="m16510 8890v635h-1905v635">
          <text:p/>
        </draw:connector>
        <draw:connector draw:style-name="gr7" draw:text-style-name="P5" draw:layer="layout" svg:x1="19.05cm" svg:y1="11.43cm" svg:x2="17.145cm" svg:y2="12.7cm" draw:start-shape="id23" draw:start-glue-point="2" draw:end-shape="id25" draw:end-glue-point="0" svg:d="m19050 11430v635h-1905v635">
          <text:p/>
        </draw:connector>
        <draw:connector draw:style-name="gr7" draw:text-style-name="P5" draw:layer="layout" svg:x1="19.05cm" svg:y1="11.43cm" svg:x2="19.05cm" svg:y2="12.7cm" draw:start-shape="id23" draw:start-glue-point="2" draw:end-shape="id26" draw:end-glue-point="0" svg:d="m19050 11430v1270">
          <text:p/>
        </draw:connector>
        <draw:connector draw:style-name="gr7" draw:text-style-name="P5" draw:layer="layout" svg:x1="17.145cm" svg:y1="13.97cm" svg:x2="17.145cm" svg:y2="15.24cm" draw:start-shape="id25" draw:start-glue-point="2" draw:end-shape="id27" draw:end-glue-point="0" svg:d="m17145 13970v1270">
          <text:p/>
        </draw:connector>
        <draw:connector draw:style-name="gr7" draw:text-style-name="P5" draw:layer="layout" svg:x1="14.605cm" svg:y1="11.43cm" svg:x2="14.605cm" svg:y2="12.7cm" draw:start-shape="id24" draw:start-glue-point="2" draw:end-shape="id28" draw:end-glue-point="0" svg:d="m14605 11430v1270">
          <text:p/>
        </draw:connector>
        <draw:connector draw:style-name="gr7" draw:text-style-name="P5" draw:layer="layout" svg:x1="14.605cm" svg:y1="13.97cm" svg:x2="14.605cm" svg:y2="15.24cm" draw:start-shape="id28" draw:start-glue-point="2" draw:end-shape="id29" draw:end-glue-point="0" svg:d="m14605 13970v1270">
          <text:p/>
        </draw:connector>
        <draw:custom-shape draw:style-name="gr2" draw:text-style-name="P6" draw:id="id31" draw:layer="layout" svg:width="1.27cm" svg:height="1.27cm" svg:x="20.32cm" svg:y="12.7cm">
          <text:p text:style-name="P5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id="id33" draw:layer="layout" svg:width="1.27cm" svg:height="1.27cm" svg:x="20.32cm" svg:y="15.24cm">
          <text:p text:style-name="P5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id="id30" draw:layer="layout" svg:width="1.27cm" svg:height="1.27cm" svg:x="11.388cm" svg:y="10.16cm">
          <text:p text:style-name="P5"><text:span text:style-name="T1">A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16.51cm" svg:y1="8.89cm" svg:x2="12.023cm" svg:y2="10.16cm" draw:start-shape="id14" draw:start-glue-point="2" draw:end-shape="id30" draw:end-glue-point="0" svg:d="m16510 8890v635h-4487v635">
          <text:p/>
        </draw:connector>
        <draw:custom-shape draw:style-name="gr2" draw:text-style-name="P6" draw:id="id32" draw:layer="layout" svg:width="1.27cm" svg:height="1.27cm" svg:x="11.388cm" svg:y="12.7cm">
          <text:p text:style-name="P5"><text:span text:style-name="T1">G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19.05cm" svg:y1="11.43cm" svg:x2="20.955cm" svg:y2="12.7cm" draw:start-shape="id23" draw:start-glue-point="2" draw:end-shape="id31" svg:d="m19050 11430v635h1905v635">
          <text:p/>
        </draw:connector>
        <draw:connector draw:style-name="gr7" draw:text-style-name="P5" draw:layer="layout" svg:x1="12.023cm" svg:y1="11.43cm" svg:x2="12.023cm" svg:y2="12.7cm" draw:start-shape="id30" draw:start-glue-point="2" draw:end-shape="id32" draw:end-glue-point="0" svg:d="m12023 11430v1270">
          <text:p/>
        </draw:connector>
        <draw:connector draw:style-name="gr7" draw:text-style-name="P5" draw:layer="layout" svg:x1="20.955cm" svg:y1="13.97cm" svg:x2="20.955cm" svg:y2="15.24cm" draw:start-shape="id31" draw:start-glue-point="2" draw:end-shape="id33" draw:end-glue-point="0" svg:d="m20955 13970v1270">
          <text:p/>
        </draw:connecto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organic" presentation:presentation-page-layout-name="AL2T1">
        <draw:frame presentation:style-name="pr8" draw:layer="layout" svg:width="24cm" svg:height="3.256cm" svg:x="2cm" svg:y="1.662cm" presentation:class="title">
          <draw:text-box>
            <text:p>Example data</text:p>
          </draw:text-box>
        </draw:frame>
        <draw:frame presentation:style-name="pr9" draw:layer="layout" svg:width="23cm" svg:height="11.336cm" svg:x="2.5cm" svg:y="5.514cm" presentation:class="outline" presentation:user-transformed="true">
          <draw:text-box>
            <text:list text:style-name="L2">
              <text:list-item>
                <text:p>Try to insert the below data.</text:p>
              </text:list-item>
            </text:list>
          </draw:text-box>
        </draw:frame>
        <draw:frame draw:style-name="standard" draw:layer="layout" svg:width="14.1cm" svg:height="10.626cm" svg:x="6.847cm" svg:y="7.084cm">
          <table:table table:template-name="default" table:use-first-row-styles="true" table:use-banding-rows-styles="true">
            <table:table-column table:style-name="co3"/>
            <table:table-column table:style-name="co11"/>
            <table:table-row table:style-name="ro2" table:default-cell-style-name="ce11">
              <table:table-cell>
                <text:p><text:span text:style-name="T1">Words(Keys)</text:span></text:p>
              </table:table-cell>
              <table:table-cell>
                <text:p><text:span text:style-name="T1">Synonym(Elements)</text:span></text:p>
              </table:table-cell>
            </table:table-row>
            <table:table-row table:style-name="ro2" table:default-cell-style-name="ce19">
              <table:table-cell>
                <text:p>A</text:p>
              </table:table-cell>
              <table:table-cell>
                <text:p>ONE</text:p>
              </table:table-cell>
            </table:table-row>
            <table:table-row table:style-name="ro1" table:default-cell-style-name="ce7">
              <table:table-cell>
                <text:p>ACT</text:p>
              </table:table-cell>
              <table:table-cell>
                <text:p>DO</text:p>
              </table:table-cell>
            </table:table-row>
            <table:table-row table:style-name="ro3" table:default-cell-style-name="ce7">
              <table:table-cell>
                <text:p>ACRE</text:p>
              </table:table-cell>
              <table:table-cell>
                <text:p>SIZE</text:p>
              </table:table-cell>
            </table:table-row>
            <table:table-row table:style-name="ro3" table:default-cell-style-name="ce2">
              <table:table-cell>
                <text:p>AIM</text:p>
              </table:table-cell>
              <table:table-cell>
                <text:p>PURPOSE</text:p>
              </table:table-cell>
            </table:table-row>
            <table:table-row table:style-name="ro3" table:default-cell-style-name="ce2">
              <table:table-cell>
                <text:p>AIR</text:p>
              </table:table-cell>
              <table:table-cell>
                <text:p>GAS</text:p>
              </table:table-cell>
            </table:table-row>
            <table:table-row table:style-name="ro3" table:default-cell-style-name="ce2">
              <table:table-cell>
                <text:p>TAG</text:p>
              </table:table-cell>
              <table:table-cell>
                <text:p>GAME</text:p>
              </table:table-cell>
            </table:table-row>
            <table:table-row table:style-name="ro3" table:default-cell-style-name="ce2">
              <table:table-cell>
                <text:p>TEST</text:p>
              </table:table-cell>
              <table:table-cell>
                <text:p>MEDICAL</text:p>
              </table:table-cell>
            </table:table-row>
            <table:table-row table:style-name="ro3" table:default-cell-style-name="ce2">
              <table:table-cell>
                <text:p>THAN</text:p>
              </table:table-cell>
              <table:table-cell>
                <text:p>COMPARISON</text:p>
              </table:table-cell>
            </table:table-row>
            <table:table-row table:style-name="ro3" table:default-cell-style-name="ce2">
              <table:table-cell>
                <text:p>THE</text:p>
              </table:table-cell>
              <table:table-cell>
                <text:p>DEFINITION</text:p>
              </table:table-cell>
            </table:table-row>
            <table:table-row table:style-name="ro3" table:default-cell-style-name="ce2">
              <table:table-cell>
                <text:p>THIS</text:p>
              </table:table-cell>
              <table:table-cell>
                <text:p>DETERMINE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organic" presentation:presentation-page-layout-name="AL2T1">
        <draw:frame presentation:style-name="pr8" draw:layer="layout" svg:width="24cm" svg:height="3.256cm" svg:x="2cm" svg:y="1.662cm" presentation:class="title">
          <draw:text-box>
            <text:p>Balance-Tree structure(example)</text:p>
          </draw:text-box>
        </draw:frame>
        <draw:custom-shape draw:style-name="gr2" draw:text-style-name="P8" draw:id="id35" draw:layer="layout" svg:width="1.27cm" svg:height="1.27cm" svg:x="6.35cm" svg:y="7.62cm">
          <text:p text:style-name="P5"><text:span text:style-name="T4">A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id="id36" draw:layer="layout" svg:width="1.27cm" svg:height="1.27cm" svg:x="18.415cm" svg:y="7.62cm">
          <text:p text:style-name="P5"><text:span text:style-name="T4">T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id="id34" draw:layer="layout" svg:width="0.635cm" svg:height="0.635cm" svg:x="12.065cm" svg:y="5.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9" draw:layer="layout" svg:width="2.54cm" svg:height="0.983cm" svg:x="10.795cm" svg:y="4.097cm">
          <draw:text-box>
            <text:p><text:span text:style-name="T4">ROOT</text:span></text:p>
          </draw:text-box>
        </draw:frame>
        <draw:connector draw:style-name="gr7" draw:text-style-name="P5" draw:layer="layout" svg:x1="12.383cm" svg:y1="5.715cm" svg:x2="6.985cm" svg:y2="7.62cm" draw:start-shape="id34" draw:start-glue-point="8" draw:end-shape="id35" draw:end-glue-point="0" svg:d="m12383 5715v952h-5398v953">
          <text:p/>
        </draw:connector>
        <draw:connector draw:style-name="gr7" draw:text-style-name="P5" draw:layer="layout" svg:x1="12.383cm" svg:y1="5.715cm" svg:x2="19.05cm" svg:y2="7.62cm" draw:start-shape="id34" draw:start-glue-point="8" draw:end-shape="id36" draw:end-glue-point="0" svg:d="m12383 5715v952h6667v953">
          <text:p/>
        </draw:connector>
        <draw:custom-shape draw:style-name="gr2" draw:text-style-name="P8" draw:id="id37" draw:layer="layout" svg:width="1.27cm" svg:height="1.27cm" svg:x="4.445cm" svg:y="10.16cm">
          <text:p text:style-name="P5"><text:span text:style-name="T4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draw:id="id39" draw:layer="layout" svg:width="1.27cm" svg:height="1.27cm" svg:x="3.175cm" svg:y="12.7cm">
          <text:p text:style-name="P5"><text:span text:style-name="T4">T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id="id40" draw:layer="layout" svg:width="1.27cm" svg:height="1.27cm" svg:x="5.08cm" svg:y="12.7cm">
          <text:p text:style-name="P5"><text:span text:style-name="T4">RE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id="id38" draw:layer="layout" svg:width="1.27cm" svg:height="1.27cm" svg:x="8.255cm" svg:y="10.16cm">
          <text:p text:style-name="P5"><text:span text:style-name="T4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draw:id="id41" draw:layer="layout" svg:width="1.27cm" svg:height="1.27cm" svg:x="6.985cm" svg:y="12.7cm">
          <text:p text:style-name="P5"><text:span text:style-name="T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draw:id="id42" draw:layer="layout" svg:width="1.27cm" svg:height="1.27cm" svg:x="8.89cm" svg:y="12.7cm">
          <text:p text:style-name="P5"><text:span text:style-name="T4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draw:id="id46" draw:layer="layout" svg:width="1.27cm" svg:height="1.27cm" svg:x="20.955cm" svg:y="10.025cm">
          <text:p text:style-name="P5"><text:span text:style-name="T4">H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id="id45" draw:layer="layout" svg:width="1.27cm" svg:height="1.27cm" svg:x="16.076cm" svg:y="12.747cm">
          <text:p text:style-name="P5"><text:span text:style-name="T4">EST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id="id50" draw:layer="layout" svg:width="1.27cm" svg:height="1.27cm" svg:x="20.955cm" svg:y="15.24cm">
          <text:p text:style-name="P5"><text:span text:style-name="T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draw:id="id49" draw:layer="layout" svg:width="1.27cm" svg:height="1.27cm" svg:x="19.05cm" svg:y="15.24cm">
          <text:p text:style-name="P5"><text:span text:style-name="T4">AN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6.985cm" svg:y1="8.89cm" svg:x2="5.08cm" svg:y2="10.16cm" draw:start-shape="id35" draw:start-glue-point="2" draw:end-shape="id37" draw:end-glue-point="0" svg:d="m6985 8890v635h-1905v635">
          <text:p/>
        </draw:connector>
        <draw:connector draw:style-name="gr7" draw:text-style-name="P5" draw:layer="layout" svg:x1="6.985cm" svg:y1="8.89cm" svg:x2="8.89cm" svg:y2="10.16cm" draw:start-shape="id35" draw:start-glue-point="2" draw:end-shape="id38" draw:end-glue-point="0" svg:d="m6985 8890v635h1905v635">
          <text:p/>
        </draw:connector>
        <draw:connector draw:style-name="gr7" draw:text-style-name="P5" draw:layer="layout" svg:x1="5.08cm" svg:y1="11.43cm" svg:x2="3.81cm" svg:y2="12.7cm" draw:start-shape="id37" draw:start-glue-point="2" draw:end-shape="id39" draw:end-glue-point="0" svg:d="m5080 11430v635h-1270v635">
          <text:p/>
        </draw:connector>
        <draw:connector draw:style-name="gr7" draw:text-style-name="P5" draw:layer="layout" svg:x1="5.08cm" svg:y1="11.43cm" svg:x2="5.715cm" svg:y2="12.7cm" draw:start-shape="id37" draw:start-glue-point="2" draw:end-shape="id40" draw:end-glue-point="0" svg:d="m5080 11430v635h635v635">
          <text:p/>
        </draw:connector>
        <draw:connector draw:style-name="gr7" draw:text-style-name="P5" draw:layer="layout" svg:x1="8.89cm" svg:y1="11.43cm" svg:x2="7.62cm" svg:y2="12.7cm" draw:start-shape="id38" draw:start-glue-point="2" draw:end-shape="id41" draw:end-glue-point="0" svg:d="m8890 11430v635h-1270v635">
          <text:p/>
        </draw:connector>
        <draw:connector draw:style-name="gr7" draw:text-style-name="P5" draw:layer="layout" svg:x1="8.89cm" svg:y1="11.43cm" svg:x2="9.525cm" svg:y2="12.7cm" draw:start-shape="id38" draw:start-glue-point="2" draw:end-shape="id42" draw:end-glue-point="0" svg:d="m8890 11430v635h635v635">
          <text:p/>
        </draw:connector>
        <draw:custom-shape draw:style-name="gr11" draw:text-style-name="P6" draw:layer="layout" svg:width="1.905cm" svg:height="1.27cm" svg:x="4.445cm" svg:y="7.62cm">
          <text:p text:style-name="P5"><text:span text:style-name="T1">O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1.905cm" svg:height="1.27cm" svg:x="2.54cm" svg:y="13.97cm">
          <text:p text:style-name="P5"><text:span text:style-name="T1">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1.905cm" svg:height="1.27cm" svg:x="5.08cm" svg:y="13.97cm">
          <text:p text:style-name="P5"><text:span text:style-name="T1">SIZ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6" draw:layer="layout" svg:width="3.492cm" svg:height="1.27cm" draw:transform="rotate (-1.56940006339419) translate (8.25cm 13.97cm)">
          <text:p text:style-name="P5"><text:span text:style-name="T1">PURPOS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1.905cm" svg:height="1.27cm" svg:x="8.89cm" svg:y="13.97cm">
          <text:p text:style-name="P5"><text:span text:style-name="T1">GA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3.492cm" svg:height="1.27cm" draw:transform="rotate (-1.56940006339419) translate (17.145cm 13.97cm)">
          <text:p text:style-name="P5"><text:span text:style-name="T1">MEDIC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3.81cm" svg:height="1.27cm" draw:transform="rotate (-1.56940006339419) translate (20.315cm 16.508cm)">
          <text:p text:style-name="P5"><text:span text:style-name="T1">COMPA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id="id43" draw:layer="layout" svg:width="0.635cm" svg:height="0.635cm" svg:x="15.105cm" svg:y="10.3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8" draw:id="id44" draw:layer="layout" svg:width="1.27cm" svg:height="1.27cm" svg:x="13.335cm" svg:y="12.747cm">
          <text:p text:style-name="P5"><text:span text:style-name="T4">AG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id="id47" draw:layer="layout" svg:width="0.635cm" svg:height="0.635cm" svg:x="20.32cm" svg:y="13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8" draw:id="id48" draw:layer="layout" svg:width="1.27cm" svg:height="1.27cm" svg:x="22.86cm" svg:y="12.947cm">
          <text:p text:style-name="P5"><text:span text:style-name="T4">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3.492cm" svg:height="1.27cm" draw:transform="rotate (-1.56940006339419) translate (14.605cm 13.97cm)">
          <text:p text:style-name="P5"><text:span text:style-name="T1">GA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line-skew="-0.041cm" svg:x1="19.05cm" svg:y1="9.29cm" svg:x2="15.423cm" svg:y2="10.343cm" draw:end-shape="id43" draw:end-glue-point="4" svg:d="m19050 9290v235h-3627v818">
          <text:p/>
        </draw:connector>
        <draw:connector draw:style-name="gr7" draw:text-style-name="P5" draw:layer="layout" svg:x1="15.423cm" svg:y1="10.978cm" svg:x2="13.97cm" svg:y2="12.747cm" draw:start-shape="id43" draw:start-glue-point="8" draw:end-shape="id44" draw:end-glue-point="0" svg:d="m15423 10978v884h-1453v885">
          <text:p/>
        </draw:connector>
        <draw:connector draw:style-name="gr7" draw:text-style-name="P5" draw:layer="layout" svg:x1="15.423cm" svg:y1="10.978cm" svg:x2="16.711cm" svg:y2="12.747cm" draw:start-shape="id43" draw:start-glue-point="8" draw:end-shape="id45" draw:end-glue-point="0" svg:d="m15423 10978v884h1288v885">
          <text:p/>
        </draw:connector>
        <draw:connector draw:style-name="gr7" draw:text-style-name="P5" draw:layer="layout" draw:line-skew="0.067cm" svg:x1="19.05cm" svg:y1="8.89cm" svg:x2="21.59cm" svg:y2="10.025cm" draw:start-shape="id36" draw:start-glue-point="2" draw:end-shape="id46" draw:end-glue-point="0" svg:d="m19050 8890v635h2540v500">
          <text:p/>
        </draw:connector>
        <draw:connector draw:style-name="gr7" draw:text-style-name="P5" draw:layer="layout" draw:line-skew="-0.115cm" svg:x1="21.59cm" svg:y1="11.295cm" svg:x2="20.638cm" svg:y2="13.065cm" draw:start-shape="id46" draw:start-glue-point="2" draw:end-shape="id47" draw:end-glue-point="4" svg:d="m21590 11295v770h-952v1000">
          <text:p/>
        </draw:connector>
        <draw:connector draw:style-name="gr7" draw:text-style-name="P5" draw:layer="layout" draw:line-skew="-0.056cm" svg:x1="21.59cm" svg:y1="11.295cm" svg:x2="23.495cm" svg:y2="12.947cm" draw:start-shape="id46" draw:start-glue-point="2" draw:end-shape="id48" draw:end-glue-point="0" svg:d="m21590 11295v770h1905v882">
          <text:p/>
        </draw:connector>
        <draw:connector draw:style-name="gr7" draw:text-style-name="P5" draw:layer="layout" svg:x1="20.638cm" svg:y1="13.7cm" svg:x2="19.685cm" svg:y2="15.24cm" draw:start-shape="id47" draw:start-glue-point="8" draw:end-shape="id49" draw:end-glue-point="0" svg:d="m20638 13700v770h-953v770">
          <text:p/>
        </draw:connector>
        <draw:connector draw:style-name="gr7" draw:text-style-name="P5" draw:layer="layout" svg:x1="20.638cm" svg:y1="13.7cm" svg:x2="21.59cm" svg:y2="15.24cm" draw:start-shape="id47" draw:start-glue-point="8" draw:end-shape="id50" draw:end-glue-point="0" svg:d="m20638 13700v770h952v770">
          <text:p/>
        </draw:connector>
        <draw:custom-shape draw:style-name="gr11" draw:text-style-name="P6" draw:layer="layout" svg:width="3.81cm" svg:height="1.27cm" draw:transform="rotate (-1.56940006339419) translate (22.22cm 16.508cm)">
          <text:p text:style-name="P5"><text:span text:style-name="T1">DEFINI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3.81cm" svg:height="1.27cm" draw:transform="rotate (-1.56940006339419) translate (24.13cm 13.97cm)">
          <text:p text:style-name="P5"><text:span text:style-name="T1">DETERMIN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organic" presentation:presentation-page-layout-name="AL2T1">
        <draw:frame presentation:style-name="pr8" draw:layer="layout" svg:width="24cm" svg:height="3.256cm" svg:x="2cm" svg:y="1.662cm" presentation:class="title" presentation:user-transformed="true">
          <draw:text-box>
            <text:p>TreeMap</text:p>
          </draw:text-box>
        </draw:frame>
        <draw:frame presentation:style-name="pr9" draw:layer="layout" svg:width="23cm" svg:height="12.812cm" svg:x="2.5cm" svg:y="5.514cm" presentation:class="outline" presentation:user-transformed="true">
          <draw:text-box>
            <text:list text:style-name="L2">
              <text:list-item>
                <text:p>Advantage</text:p>
                <text:list>
                  <text:list-item>
                    <text:p>Access time is mostly the same.</text:p>
                  </text:list-item>
                  <text:list-item>
                    <text:p>Don't need the extra memory space.</text:p>
                  </text:list-item>
                </text:list>
              </text:list-item>
              <text:list-item>
                <text:p>Disadvantage</text:p>
                <text:list>
                  <text:list-item>
                    <text:p>Key should be comparable.</text:p>
                  </text:list-item>
                  <text:list-item>
                    <text:p>It needs to decide Left and Right leaf.</text:p>
                  </text:list-item>
                  <text:list-item>
                    <text:p>If insert/remove happens at many times,<text:line-break/>tree structure should be reconstructed.<text:line-break/>This process is slow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organic" presentation:presentation-page-layout-name="AL2T1">
        <draw:frame presentation:style-name="pr8" draw:layer="layout" svg:width="24cm" svg:height="3.256cm" svg:x="2cm" svg:y="1.662cm" presentation:class="title">
          <draw:text-box>
            <text:p>TreeSet</text:p>
          </draw:text-box>
        </draw:frame>
        <draw:frame presentation:style-name="pr9" draw:layer="layout" svg:width="23cm" svg:height="11.336cm" svg:x="2.5cm" svg:y="5.514cm" presentation:class="outline" presentation:user-transformed="true">
          <draw:text-box>
            <text:list text:style-name="L2">
              <text:list-item>
                <text:p>If all elements are specified as null, this map call “Set”. Set is only the collection of <text:s/>key.</text:p>
              </text:list-item>
              <text:list-item>
                <text:p>TreeMap → TreeSe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organic" presentation:presentation-page-layout-name="AL2T1">
        <draw:frame presentation:style-name="pr8" draw:layer="layout" svg:width="24cm" svg:height="3.256cm" svg:x="2cm" svg:y="1.662cm" presentation:class="title">
          <draw:text-box>
            <text:p>Summary 2</text:p>
          </draw:text-box>
        </draw:frame>
        <draw:frame presentation:style-name="pr9" draw:layer="layout" svg:width="23cm" svg:height="11.336cm" svg:x="2.5cm" svg:y="5.514cm" presentation:class="outline" presentation:user-transformed="true">
          <draw:text-box>
            <text:list text:style-name="L2">
              <text:list-item>
                <text:p>Explained Structure</text:p>
              </text:list-item>
            </text:list>
          </draw:text-box>
        </draw:frame>
        <draw:frame draw:style-name="standard" draw:layer="layout" svg:width="19.784cm" svg:height="9.941cm" svg:x="3.41cm" svg:y="7.10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12"/>
            <table:table-row table:style-name="ro3" table:default-cell-style-name="ce20">
              <table:table-cell>
                <text:p text:style-name="P9">Interface</text:p>
              </table:table-cell>
              <table:table-cell>
                <text:p text:style-name="P9">Implemented Object</text:p>
              </table:table-cell>
              <table:table-cell>
                <text:p text:style-name="P9"><text:span text:style-name="T2">Overview</text:span></text:p>
              </table:table-cell>
            </table:table-row>
            <table:table-row table:style-name="ro3" table:default-cell-style-name="ce21">
              <table:table-cell>
                <text:p text:style-name="P11">List</text:p>
              </table:table-cell>
              <table:table-cell>
                <text:p text:style-name="P11"><text:span text:style-name="T2">ArraysList</text:span></text:p>
              </table:table-cell>
              <table:table-cell>
                <text:p text:style-name="P11"><text:span text:style-name="T2">Just array</text:span></text:p>
              </table:table-cell>
            </table:table-row>
            <table:table-row table:style-name="ro3" table:default-cell-style-name="ce12">
              <table:table-cell/>
              <table:table-cell>
                <text:p text:style-name="P11"><text:span text:style-name="T2">LinkedList</text:span></text:p>
              </table:table-cell>
              <table:table-cell table:style-name="ce13">
                <text:p text:style-name="P11"><text:span text:style-name="T2">Linked structure</text:span></text:p>
              </table:table-cell>
            </table:table-row>
            <table:table-row table:style-name="ro3">
              <table:table-cell table:style-name="ce14">
                <text:p text:style-name="P11"><text:span text:style-name="T2">Map(SortedMap)</text:span></text:p>
              </table:table-cell>
              <table:table-cell table:style-name="ce15">
                <text:p text:style-name="P11"><text:span text:style-name="T2">HashMap</text:span></text:p>
              </table:table-cell>
              <table:table-cell table:style-name="ce16">
                <text:p text:style-name="P11"><text:span text:style-name="T3">Hash array</text:span></text:p>
              </table:table-cell>
            </table:table-row>
            <table:table-row table:style-name="ro3">
              <table:table-cell table:style-name="ce22"/>
              <table:table-cell table:style-name="ce23">
                <text:p text:style-name="P11"><text:span text:style-name="T2">LinkedHashMap</text:span></text:p>
              </table:table-cell>
              <table:table-cell table:style-name="ce24">
                <text:p text:style-name="P11"><text:span text:style-name="T3">Linked hash and elements</text:span></text:p>
              </table:table-cell>
            </table:table-row>
            <table:table-row table:style-name="ro3" table:default-cell-style-name="ce25">
              <table:table-cell/>
              <table:table-cell>
                <text:p text:style-name="P11"><text:span text:style-name="T2">TreeMap</text:span></text:p>
              </table:table-cell>
              <table:table-cell table:style-name="ce26">
                <text:p>Balance-Tree</text:p>
              </table:table-cell>
            </table:table-row>
            <table:table-row table:style-name="ro3" table:default-cell-style-name="ce25">
              <table:table-cell>
                <text:p text:style-name="P11"><text:span text:style-name="T2">Set(SortedSet)</text:span></text:p>
              </table:table-cell>
              <table:table-cell>
                <text:p text:style-name="P11"><text:span text:style-name="T2">HashSet</text:span></text:p>
              </table:table-cell>
              <table:table-cell>
                <text:p text:style-name="P11"><text:span text:style-name="T2">Hash array, no elements</text:span></text:p>
              </table:table-cell>
            </table:table-row>
            <table:table-row table:style-name="ro3" table:default-cell-style-name="ce25">
              <table:table-cell/>
              <table:table-cell>
                <text:p text:style-name="P11"><text:span text:style-name="T2">LinkedHashSet</text:span></text:p>
              </table:table-cell>
              <table:table-cell>
                <text:p text:style-name="P11"><text:span text:style-name="T2">Linked hash value</text:span></text:p>
              </table:table-cell>
            </table:table-row>
            <table:table-row table:style-name="ro3" table:default-cell-style-name="ce27">
              <table:table-cell/>
              <table:table-cell>
                <text:p text:style-name="P11">TreeSet</text:p>
              </table:table-cell>
              <table:table-cell>
                <text:p text:style-name="P11">Balance Tree no elements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organic" xlink:href="Pictures/100000000000032000000258CA0C59C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Lucida Sans Unicode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organic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organic" style:page-layout-name="PM1" draw:style-name="Mdp1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1.586cm" svg:x="2.5cm" svg:y="5.514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7.9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7.9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9.676cm" svg:y="17.9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dc:title>White Blue and Lightnings</dc:title>
    <dc:description>Presentation Layout Template</dc:description>
    <meta:creation-date>2010-07-27T11:47:35.43</meta:creation-date>
    <dc:language>en-US</dc:language>
    <meta:editing-cycles>13</meta:editing-cycles>
    <meta:editing-duration>PT05H37M14S</meta:editing-duration>
    <meta:initial-creator>m k</meta:initial-creator>
    <dc:date>2010-07-28T18:00:06.81</dc:date>
    <dc:creator>m k</dc:creator>
    <meta:document-statistic meta:object-count="246"/>
    <meta:user-defined meta:name="Info 1"/>
    <meta:user-defined meta:name="Info 2"/>
    <meta:user-defined meta:name="Info 3"/>
    <meta:user-defined meta:name="Info 4"/>
    <meta:template xlink:type="simple" xlink:actuate="onRequest" xlink:title="White Blue and Lightnings" xlink:href="../../../../Program%20Files/OpenOffice.org%203/Basis/share/template/en-US/layout/lyt-organic.otp"/>
  </office:meta>
</office:document-meta>
</file>